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3" style:family="graphic" style:parent-style-name="standard">
      <style:graphic-properties draw:stroke="none" draw:fill="none" draw:fill-color="#000000" fo:min-height="0.455cm"/>
    </style:style>
    <style:style style:name="gr6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5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5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3.46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000000" fo:font-size="18pt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Rules" draw:style-name="dp1" draw:master-page-name="Default">
        <draw:rect draw:style-name="gr1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2" draw:text-style-name="P3" draw:layer="layout" svg:width="19cm" svg:height="0.762cm" svg:x="1cm" svg:y="1.762cm">
          <text:p text:style-name="P1"><text:span text:style-name="T2">PART 1 : BASIC SYNTAX RULE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" draw:text-style-name="P4" draw:layer="layout" svg:width="3.937cm" svg:height="0.508cm" svg:x="6.461cm" svg:y="3.396cm">
            <text:p text:style-name="P1"><text:span text:style-name="T3">EXTENSION 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" draw:text-style-name="P5" draw:layer="layout" svg:width="0.507cm" svg:height="0.507cm" svg:x="5.953cm" svg:y="3.396cm" svg:viewBox="0 0 508 508" draw:points="508,508 508,0 0,508">
            <text:p/>
          </draw:polygon>
          <draw:custom-shape draw:style-name="gr5" draw:text-style-name="P6" draw:layer="layout" svg:width="4.445cm" svg:height="3.573cm" svg:x="5.954cm" svg:y="3.904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6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" draw:text-style-name="P5" draw:layer="layout" svg:width="0.507cm" svg:height="0.507cm" svg:x="1.353cm" svg:y="3.397cm" svg:viewBox="0 0 508 508" draw:points="508,508 508,0 0,508">
            <text:p/>
          </draw:polygon>
          <draw:custom-shape draw:style-name="gr8" draw:text-style-name="P6" draw:layer="layout" svg:width="4.445cm" svg:height="3.572cm" svg:x="1.354cm" svg:y="3.90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" draw:text-style-name="P4" draw:layer="layout" svg:width="3.937cm" svg:height="0.508cm" svg:x="11.059cm" svg:y="3.397cm">
            <text:p text:style-name="P1"><text:span text:style-name="T3">OFFICIAL WEB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" draw:text-style-name="P5" draw:layer="layout" svg:width="0.507cm" svg:height="0.507cm" svg:x="10.551cm" svg:y="3.397cm" svg:viewBox="0 0 508 508" draw:points="508,508 508,0 0,508">
            <text:p/>
          </draw:polygon>
          <draw:custom-shape draw:style-name="gr11" draw:text-style-name="P6" draw:layer="layout" svg:width="4.445cm" svg:height="3.572cm" svg:x="10.552cm" svg:y="3.90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" draw:text-style-name="P4" draw:layer="layout" svg:width="3.937cm" svg:height="0.508cm" svg:x="15.632cm" svg:y="3.398cm">
            <text:p text:style-name="P1"><text:span text:style-name="T3">LIBRARY LIN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3" draw:text-style-name="P5" draw:layer="layout" svg:width="0.507cm" svg:height="0.507cm" svg:x="15.124cm" svg:y="3.398cm" svg:viewBox="0 0 508 508" draw:points="508,508 508,0 0,508">
            <text:p/>
          </draw:polygon>
          <draw:custom-shape draw:style-name="gr14" draw:text-style-name="P6" draw:layer="layout" svg:width="4.445cm" svg:height="3.571cm" svg:x="15.125cm" svg:y="3.90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" draw:text-style-name="P4" draw:layer="layout" svg:width="3.937cm" svg:height="0.508cm" svg:x="6.462cm" svg:y="8.62cm">
            <text:p text:style-name="P1"><text:span text:style-name="T3">RU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" draw:text-style-name="P5" draw:layer="layout" svg:width="0.507cm" svg:height="0.507cm" svg:x="5.954cm" svg:y="8.62cm" svg:viewBox="0 0 508 508" draw:points="508,508 508,0 0,508">
            <text:p/>
          </draw:polygon>
          <draw:custom-shape draw:style-name="gr17" draw:text-style-name="P6" draw:layer="layout" svg:width="4.445cm" svg:height="3.573cm" svg:x="5.955cm" svg:y="9.128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" draw:text-style-name="P4" draw:layer="layout" svg:width="3.937cm" svg:height="0.508cm" svg:x="1.862cm" svg:y="8.621cm">
            <text:p text:style-name="P1"><text:span text:style-name="T3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9" draw:text-style-name="P5" draw:layer="layout" svg:width="0.507cm" svg:height="0.507cm" svg:x="1.354cm" svg:y="8.621cm" svg:viewBox="0 0 508 508" draw:points="508,508 508,0 0,508">
            <text:p/>
          </draw:polygon>
          <draw:custom-shape draw:style-name="gr20" draw:text-style-name="P6" draw:layer="layout" svg:width="4.445cm" svg:height="3.572cm" svg:x="1.355cm" svg:y="9.12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" draw:text-style-name="P4" draw:layer="layout" svg:width="3.937cm" svg:height="0.508cm" svg:x="11.06cm" svg:y="8.621cm">
            <text:p text:style-name="P1"><text:span text:style-name="T3">DEBU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" draw:text-style-name="P5" draw:layer="layout" svg:width="0.507cm" svg:height="0.507cm" svg:x="10.552cm" svg:y="8.621cm" svg:viewBox="0 0 508 508" draw:points="508,508 508,0 0,508">
            <text:p/>
          </draw:polygon>
          <draw:custom-shape draw:style-name="gr23" draw:text-style-name="P6" draw:layer="layout" svg:width="4.445cm" svg:height="3.572cm" svg:x="10.553cm" svg:y="9.12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" draw:text-style-name="P4" draw:layer="layout" svg:width="3.937cm" svg:height="0.508cm" svg:x="15.633cm" svg:y="8.622cm">
            <text:p text:style-name="P1"><text:span text:style-name="T3">QU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" draw:text-style-name="P5" draw:layer="layout" svg:width="0.507cm" svg:height="0.507cm" svg:x="15.125cm" svg:y="8.622cm" svg:viewBox="0 0 508 508" draw:points="508,508 508,0 0,508">
            <text:p/>
          </draw:polygon>
          <draw:custom-shape draw:style-name="gr26" draw:text-style-name="P6" draw:layer="layout" svg:width="4.445cm" svg:height="3.571cm" svg:x="15.126cm" svg:y="9.1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" draw:text-style-name="P4" draw:layer="layout" svg:width="3.937cm" svg:height="0.508cm" svg:x="6.463cm" svg:y="13.827cm">
            <text:p text:style-name="P1"><text:span text:style-name="T3">INCLUDE 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" draw:text-style-name="P5" draw:layer="layout" svg:width="0.507cm" svg:height="0.507cm" svg:x="5.955cm" svg:y="13.827cm" svg:viewBox="0 0 508 508" draw:points="508,508 508,0 0,508">
            <text:p/>
          </draw:polygon>
          <draw:custom-shape draw:style-name="gr29" draw:text-style-name="P6" draw:layer="layout" svg:width="4.445cm" svg:height="3.573cm" svg:x="5.956cm" svg:y="14.33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" draw:text-style-name="P4" draw:layer="layout" svg:width="3.937cm" svg:height="0.508cm" svg:x="1.863cm" svg:y="13.828cm">
            <text:p text:style-name="P1"><text:span text:style-name="T3">SYNTAX RU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" draw:text-style-name="P5" draw:layer="layout" svg:width="0.507cm" svg:height="0.507cm" svg:x="1.355cm" svg:y="13.828cm" svg:viewBox="0 0 508 508" draw:points="508,508 508,0 0,508">
            <text:p/>
          </draw:polygon>
          <draw:custom-shape draw:style-name="gr32" draw:text-style-name="P6" draw:layer="layout" svg:width="4.445cm" svg:height="3.572cm" svg:x="1.356cm" svg:y="14.33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3" draw:text-style-name="P4" draw:layer="layout" svg:width="3.937cm" svg:height="0.508cm" svg:x="11.061cm" svg:y="13.828cm">
            <text:p text:style-name="P1"><text:span text:style-name="T3">INCLUDE SUB-PRO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35" draw:text-style-name="P6" draw:layer="layout" svg:width="4.445cm" svg:height="3.572cm" svg:x="10.554cm" svg:y="14.33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" draw:text-style-name="P4" draw:layer="layout" svg:width="3.937cm" svg:height="0.508cm" svg:x="15.634cm" svg:y="13.829cm">
            <text:p text:style-name="P1"><text:span text:style-name="T3">HELLOWORLD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38" draw:text-style-name="P6" draw:layer="layout" svg:width="4.445cm" svg:height="3.571cm" svg:x="15.127cm" svg:y="14.337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9" draw:text-style-name="P4" draw:layer="layout" svg:width="3.937cm" svg:height="0.508cm" svg:x="6.464cm" svg:y="19.034cm">
            <text:p text:style-name="P1"><text:span text:style-name="T3">LOGICAL EXP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" draw:text-style-name="P5" draw:layer="layout" svg:width="0.507cm" svg:height="0.507cm" svg:x="5.956cm" svg:y="19.034cm" svg:viewBox="0 0 508 508" draw:points="508,508 508,0 0,508">
            <text:p/>
          </draw:polygon>
          <draw:custom-shape draw:style-name="gr41" draw:text-style-name="P6" draw:layer="layout" svg:width="4.445cm" svg:height="3.573cm" svg:x="5.957cm" svg:y="19.542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" draw:text-style-name="P4" draw:layer="layout" svg:width="3.937cm" svg:height="0.508cm" svg:x="1.864cm" svg:y="19.035cm">
            <text:p text:style-name="P1"><text:span text:style-name="T3">OPERATOR EXP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5" draw:layer="layout" svg:width="0.507cm" svg:height="0.507cm" svg:x="1.356cm" svg:y="19.035cm" svg:viewBox="0 0 508 508" draw:points="508,508 508,0 0,508">
            <text:p/>
          </draw:polygon>
          <draw:custom-shape draw:style-name="gr44" draw:text-style-name="P6" draw:layer="layout" svg:width="4.445cm" svg:height="3.572cm" svg:x="1.357cm" svg:y="19.54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" draw:text-style-name="P4" draw:layer="layout" svg:width="3.937cm" svg:height="0.508cm" svg:x="11.062cm" svg:y="19.035cm">
            <text:p text:style-name="P1"><text:span text:style-name="T3">REGULAR EXPR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6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47" draw:text-style-name="P6" draw:layer="layout" svg:width="4.445cm" svg:height="3.572cm" svg:x="10.555cm" svg:y="19.54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8" draw:text-style-name="P4" draw:layer="layout" svg:width="3.937cm" svg:height="0.508cm" svg:x="15.635cm" svg:y="19.036cm">
            <text:p text:style-name="P1"><text:span text:style-name="T3">ERROR 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9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50" draw:text-style-name="P6" draw:layer="layout" svg:width="4.445cm" svg:height="3.571cm" svg:x="15.128cm" svg:y="19.544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51" draw:text-style-name="P4" draw:layer="layout" svg:width="3.937cm" svg:height="0.508cm" svg:x="6.465cm" svg:y="24.241cm">
            <text:p text:style-name="P1"><text:span text:style-name="T3">SWITCH C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2" draw:text-style-name="P5" draw:layer="layout" svg:width="0.507cm" svg:height="0.507cm" svg:x="5.957cm" svg:y="24.241cm" svg:viewBox="0 0 508 508" draw:points="508,508 508,0 0,508">
            <text:p/>
          </draw:polygon>
          <draw:custom-shape draw:style-name="gr53" draw:text-style-name="P6" draw:layer="layout" svg:width="4.445cm" svg:height="3.573cm" svg:x="5.958cm" svg:y="24.74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54" draw:text-style-name="P4" draw:layer="layout" svg:width="3.937cm" svg:height="0.508cm" svg:x="1.865cm" svg:y="24.242cm">
            <text:p text:style-name="P1"><text:span text:style-name="T3">IF COND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5" draw:text-style-name="P5" draw:layer="layout" svg:width="0.507cm" svg:height="0.507cm" svg:x="1.357cm" svg:y="24.242cm" svg:viewBox="0 0 508 508" draw:points="508,508 508,0 0,508">
            <text:p/>
          </draw:polygon>
          <draw:custom-shape draw:style-name="gr56" draw:text-style-name="P6" draw:layer="layout" svg:width="4.445cm" svg:height="3.572cm" svg:x="1.358cm" svg:y="24.7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57" draw:text-style-name="P4" draw:layer="layout" svg:width="3.937cm" svg:height="0.508cm" svg:x="11.063cm" svg:y="24.242cm">
            <text:p text:style-name="P1"><text:span text:style-name="T3">DO-WHILE <text:s/>LOOP (RANG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58" draw:text-style-name="P5" draw:layer="layout" svg:width="0.507cm" svg:height="0.507cm" svg:x="10.555cm" svg:y="24.242cm" svg:viewBox="0 0 508 508" draw:points="508,508 508,0 0,508">
            <text:p/>
          </draw:polygon>
          <draw:custom-shape draw:style-name="gr59" draw:text-style-name="P6" draw:layer="layout" svg:width="4.445cm" svg:height="3.572cm" svg:x="10.556cm" svg:y="24.7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60" draw:text-style-name="P4" draw:layer="layout" svg:width="3.937cm" svg:height="0.508cm" svg:x="15.636cm" svg:y="24.243cm">
            <text:p text:style-name="P1"><text:span text:style-name="T3">DO-FOR <text:s/>LOOP (EAC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61" draw:text-style-name="P5" draw:layer="layout" svg:width="0.507cm" svg:height="0.507cm" svg:x="15.128cm" svg:y="24.243cm" svg:viewBox="0 0 508 508" draw:points="508,508 508,0 0,508">
            <text:p/>
          </draw:polygon>
          <draw:custom-shape draw:style-name="gr62" draw:text-style-name="P6" draw:layer="layout" svg:width="4.445cm" svg:height="3.571cm" svg:x="15.129cm" svg:y="24.751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7" draw:layer="layout" svg:width="3.474cm" svg:height="0.705cm" svg:x="1.381cm" svg:y="2.751cm">
          <draw:text-box>
            <text:p text:style-name="P1"><text:span text:style-name="T4">INTRODUCTION</text:span></text:p>
          </draw:text-box>
        </draw:frame>
        <draw:frame draw:style-name="gr63" draw:text-style-name="P7" draw:layer="layout" svg:width="5.334cm" svg:height="0.705cm" svg:x="1.381cm" svg:y="7.661cm">
          <draw:text-box>
            <text:p text:style-name="P1"><text:span text:style-name="T4">BASIC COMMAND LINE</text:span></text:p>
          </draw:text-box>
        </draw:frame>
        <draw:frame draw:style-name="gr63" draw:text-style-name="P7" draw:layer="layout" svg:width="3.474cm" svg:height="0.705cm" svg:x="1.336cm" svg:y="12.869cm">
          <draw:text-box>
            <text:p text:style-name="P1"><text:span text:style-name="T4">BASIC CODE</text:span></text:p>
          </draw:text-box>
        </draw:frame>
        <draw:frame draw:style-name="gr63" draw:text-style-name="P7" draw:layer="layout" svg:width="5.125cm" svg:height="0.705cm" svg:x="1.336cm" svg:y="18.145cm">
          <draw:text-box>
            <text:p text:style-name="P1"><text:span text:style-name="T4">BASIC EXPRESSIONS</text:span></text:p>
          </draw:text-box>
        </draw:frame>
        <draw:frame draw:style-name="gr63" draw:text-style-name="P7" draw:layer="layout" svg:width="6.014cm" svg:height="0.705cm" svg:x="1.463cm" svg:y="23.409cm">
          <draw:text-box>
            <text:p text:style-name="P1"><text:span text:style-name="T4">CONDITIONAL OPERATIONS</text:span></text:p>
          </draw:text-box>
        </draw:frame>
        <draw:g draw:name="Clear and clean logo">
          <svg:title>Clear and Sane logo</svg:title>
          <svg:desc>logotype</svg:desc>
          <draw:custom-shape draw:style-name="gr64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7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Basic Data Structures" draw:style-name="dp1" draw:master-page-name="Default">
        <draw:rect draw:style-name="gr68" draw:text-style-name="P2" draw:layer="layout" svg:width="19cm" svg:height="0.762cm" svg:x="1cm" svg:y="1.027cm">
          <text:p text:style-name="P13"><text:span text:style-name="T1"><text:s/></text:span><text:span text:style-name="T1">PROGRAMMING LANGUAGE REFERENCE CARD</text:span></text:p>
        </draw:rect>
        <draw:rect draw:style-name="gr69" draw:text-style-name="P3" draw:layer="layout" svg:width="19cm" svg:height="0.762cm" svg:x="1cm" svg:y="1.762cm">
          <text:p text:style-name="P14"><text:span text:style-name="T2">PART 2 : BASIC DATA STRUCTURE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0" draw:text-style-name="P4" draw:layer="layout" svg:width="3.937cm" svg:height="0.508cm" svg:x="6.462cm" svg:y="3.54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1" draw:text-style-name="P5" draw:layer="layout" svg:width="0.507cm" svg:height="0.507cm" svg:x="5.954cm" svg:y="3.54cm" svg:viewBox="0 0 508 508" draw:points="508,508 508,0 0,508">
            <text:p/>
          </draw:polygon>
          <draw:custom-shape draw:style-name="gr72" draw:text-style-name="P6" draw:layer="layout" svg:width="4.445cm" svg:height="3.573cm" svg:x="5.955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3" draw:text-style-name="P4" draw:layer="layout" svg:width="3.937cm" svg:height="0.508cm" svg:x="1.862cm" svg:y="3.541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4" draw:text-style-name="P5" draw:layer="layout" svg:width="0.507cm" svg:height="0.507cm" svg:x="1.354cm" svg:y="3.541cm" svg:viewBox="0 0 508 508" draw:points="508,508 508,0 0,508">
            <text:p/>
          </draw:polygon>
          <draw:custom-shape draw:style-name="gr75" draw:text-style-name="P6" draw:layer="layout" svg:width="4.445cm" svg:height="3.572cm" svg:x="1.355cm" svg:y="4.049cm">
            <text:p text:style-name="P15"><text:span text:style-name="T9"><text:s/></text:span><text:span text:style-name="T9">+ Scopes list and Types 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6" draw:text-style-name="P4" draw:layer="layout" svg:width="3.937cm" svg:height="0.508cm" svg:x="11.06cm" svg:y="3.541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5" draw:layer="layout" svg:width="0.507cm" svg:height="0.507cm" svg:x="10.552cm" svg:y="3.541cm" svg:viewBox="0 0 508 508" draw:points="508,508 508,0 0,508">
            <text:p/>
          </draw:polygon>
          <draw:custom-shape draw:style-name="gr78" draw:text-style-name="P6" draw:layer="layout" svg:width="4.445cm" svg:height="3.572cm" svg:x="10.553cm" svg:y="4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79" draw:text-style-name="P4" draw:layer="layout" svg:width="3.937cm" svg:height="0.508cm" svg:x="15.633cm" svg:y="3.542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0" draw:text-style-name="P5" draw:layer="layout" svg:width="0.507cm" svg:height="0.507cm" svg:x="15.125cm" svg:y="3.542cm" svg:viewBox="0 0 508 508" draw:points="508,508 508,0 0,508">
            <text:p/>
          </draw:polygon>
          <draw:custom-shape draw:style-name="gr81" draw:text-style-name="P6" draw:layer="layout" svg:width="4.445cm" svg:height="3.571cm" svg:x="15.126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82" draw:text-style-name="P4" draw:layer="layout" svg:width="3.937cm" svg:height="0.508cm" svg:x="6.463cm" svg:y="8.747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3" draw:text-style-name="P5" draw:layer="layout" svg:width="0.507cm" svg:height="0.507cm" svg:x="5.955cm" svg:y="8.747cm" svg:viewBox="0 0 508 508" draw:points="508,508 508,0 0,508">
            <text:p/>
          </draw:polygon>
          <draw:custom-shape draw:style-name="gr84" draw:text-style-name="P6" draw:layer="layout" svg:width="4.445cm" svg:height="3.573cm" svg:x="5.956cm" svg:y="9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85" draw:text-style-name="P4" draw:layer="layout" svg:width="3.937cm" svg:height="0.508cm" svg:x="1.863cm" svg:y="8.748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6" draw:text-style-name="P5" draw:layer="layout" svg:width="0.507cm" svg:height="0.507cm" svg:x="1.355cm" svg:y="8.748cm" svg:viewBox="0 0 508 508" draw:points="508,508 508,0 0,508">
            <text:p/>
          </draw:polygon>
          <draw:custom-shape draw:style-name="gr87" draw:text-style-name="P6" draw:layer="layout" svg:width="4.445cm" svg:height="3.572cm" svg:x="1.356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88" draw:text-style-name="P4" draw:layer="layout" svg:width="3.937cm" svg:height="0.508cm" svg:x="11.061cm" svg:y="8.748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9" draw:text-style-name="P5" draw:layer="layout" svg:width="0.507cm" svg:height="0.507cm" svg:x="10.553cm" svg:y="8.748cm" svg:viewBox="0 0 508 508" draw:points="508,508 508,0 0,508">
            <text:p/>
          </draw:polygon>
          <draw:custom-shape draw:style-name="gr90" draw:text-style-name="P6" draw:layer="layout" svg:width="4.445cm" svg:height="3.572cm" svg:x="10.554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1" draw:text-style-name="P4" draw:layer="layout" svg:width="3.937cm" svg:height="0.508cm" svg:x="15.634cm" svg:y="8.749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2" draw:text-style-name="P5" draw:layer="layout" svg:width="0.507cm" svg:height="0.507cm" svg:x="15.126cm" svg:y="8.749cm" svg:viewBox="0 0 508 508" draw:points="508,508 508,0 0,508">
            <text:p/>
          </draw:polygon>
          <draw:custom-shape draw:style-name="gr93" draw:text-style-name="P6" draw:layer="layout" svg:width="4.445cm" svg:height="3.571cm" svg:x="15.127cm" svg:y="9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4" draw:text-style-name="P4" draw:layer="layout" svg:width="3.937cm" svg:height="0.508cm" svg:x="6.464cm" svg:y="13.954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5" draw:text-style-name="P5" draw:layer="layout" svg:width="0.507cm" svg:height="0.507cm" svg:x="5.956cm" svg:y="13.954cm" svg:viewBox="0 0 508 508" draw:points="508,508 508,0 0,508">
            <text:p/>
          </draw:polygon>
          <draw:custom-shape draw:style-name="gr96" draw:text-style-name="P6" draw:layer="layout" svg:width="4.445cm" svg:height="3.573cm" svg:x="5.957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97" draw:text-style-name="P4" draw:layer="layout" svg:width="3.937cm" svg:height="0.508cm" svg:x="1.864cm" svg:y="13.955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8" draw:text-style-name="P5" draw:layer="layout" svg:width="0.507cm" svg:height="0.507cm" svg:x="1.356cm" svg:y="13.955cm" svg:viewBox="0 0 508 508" draw:points="508,508 508,0 0,508">
            <text:p/>
          </draw:polygon>
          <draw:custom-shape draw:style-name="gr99" draw:text-style-name="P6" draw:layer="layout" svg:width="4.445cm" svg:height="3.572cm" svg:x="1.357cm" svg:y="14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0" draw:text-style-name="P4" draw:layer="layout" svg:width="3.937cm" svg:height="0.508cm" svg:x="11.062cm" svg:y="13.955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1" draw:text-style-name="P5" draw:layer="layout" svg:width="0.507cm" svg:height="0.507cm" svg:x="10.554cm" svg:y="13.955cm" svg:viewBox="0 0 508 508" draw:points="508,508 508,0 0,508">
            <text:p/>
          </draw:polygon>
          <draw:custom-shape draw:style-name="gr102" draw:text-style-name="P6" draw:layer="layout" svg:width="4.445cm" svg:height="3.572cm" svg:x="10.555cm" svg:y="14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3" draw:text-style-name="P4" draw:layer="layout" svg:width="3.937cm" svg:height="0.508cm" svg:x="15.635cm" svg:y="13.956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4" draw:text-style-name="P5" draw:layer="layout" svg:width="0.507cm" svg:height="0.507cm" svg:x="15.127cm" svg:y="13.956cm" svg:viewBox="0 0 508 508" draw:points="508,508 508,0 0,508">
            <text:p/>
          </draw:polygon>
          <draw:custom-shape draw:style-name="gr105" draw:text-style-name="P6" draw:layer="layout" svg:width="4.445cm" svg:height="3.571cm" svg:x="15.128cm" svg:y="14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6" draw:text-style-name="P4" draw:layer="layout" svg:width="3.937cm" svg:height="0.508cm" svg:x="6.465cm" svg:y="19.161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07" draw:text-style-name="P5" draw:layer="layout" svg:width="0.507cm" svg:height="0.507cm" svg:x="5.957cm" svg:y="19.161cm" svg:viewBox="0 0 508 508" draw:points="508,508 508,0 0,508">
            <text:p/>
          </draw:polygon>
          <draw:custom-shape draw:style-name="gr108" draw:text-style-name="P6" draw:layer="layout" svg:width="4.445cm" svg:height="3.573cm" svg:x="5.958cm" svg:y="19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09" draw:text-style-name="P4" draw:layer="layout" svg:width="3.937cm" svg:height="0.508cm" svg:x="1.865cm" svg:y="19.162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0" draw:text-style-name="P5" draw:layer="layout" svg:width="0.507cm" svg:height="0.507cm" svg:x="1.357cm" svg:y="19.162cm" svg:viewBox="0 0 508 508" draw:points="508,508 508,0 0,508">
            <text:p/>
          </draw:polygon>
          <draw:custom-shape draw:style-name="gr111" draw:text-style-name="P6" draw:layer="layout" svg:width="4.445cm" svg:height="3.572cm" svg:x="1.358cm" svg:y="19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12" draw:text-style-name="P4" draw:layer="layout" svg:width="3.937cm" svg:height="0.508cm" svg:x="11.063cm" svg:y="19.162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3" draw:text-style-name="P5" draw:layer="layout" svg:width="0.507cm" svg:height="0.507cm" svg:x="10.555cm" svg:y="19.162cm" svg:viewBox="0 0 508 508" draw:points="508,508 508,0 0,508">
            <text:p/>
          </draw:polygon>
          <draw:custom-shape draw:style-name="gr114" draw:text-style-name="P6" draw:layer="layout" svg:width="4.445cm" svg:height="3.572cm" svg:x="10.556cm" svg:y="19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15" draw:text-style-name="P4" draw:layer="layout" svg:width="3.937cm" svg:height="0.508cm" svg:x="15.636cm" svg:y="19.163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6" draw:text-style-name="P5" draw:layer="layout" svg:width="0.507cm" svg:height="0.507cm" svg:x="15.128cm" svg:y="19.163cm" svg:viewBox="0 0 508 508" draw:points="508,508 508,0 0,508">
            <text:p/>
          </draw:polygon>
          <draw:custom-shape draw:style-name="gr117" draw:text-style-name="P6" draw:layer="layout" svg:width="4.445cm" svg:height="3.571cm" svg:x="15.129cm" svg:y="19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18" draw:text-style-name="P4" draw:layer="layout" svg:width="3.937cm" svg:height="0.508cm" svg:x="6.463cm" svg:y="24.414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9" draw:text-style-name="P5" draw:layer="layout" svg:width="0.507cm" svg:height="0.507cm" svg:x="5.955cm" svg:y="24.414cm" svg:viewBox="0 0 508 508" draw:points="508,508 508,0 0,508">
            <text:p/>
          </draw:polygon>
          <draw:custom-shape draw:style-name="gr120" draw:text-style-name="P6" draw:layer="layout" svg:width="4.445cm" svg:height="3.573cm" svg:x="5.956cm" svg:y="24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1" draw:text-style-name="P4" draw:layer="layout" svg:width="3.937cm" svg:height="0.508cm" svg:x="1.863cm" svg:y="24.415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2" draw:text-style-name="P5" draw:layer="layout" svg:width="0.507cm" svg:height="0.507cm" svg:x="1.355cm" svg:y="24.415cm" svg:viewBox="0 0 508 508" draw:points="508,508 508,0 0,508">
            <text:p/>
          </draw:polygon>
          <draw:custom-shape draw:style-name="gr123" draw:text-style-name="P6" draw:layer="layout" svg:width="4.445cm" svg:height="3.572cm" svg:x="1.356cm" svg:y="24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4" draw:text-style-name="P4" draw:layer="layout" svg:width="3.937cm" svg:height="0.508cm" svg:x="11.061cm" svg:y="24.415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5" draw:text-style-name="P5" draw:layer="layout" svg:width="0.507cm" svg:height="0.507cm" svg:x="10.553cm" svg:y="24.415cm" svg:viewBox="0 0 508 508" draw:points="508,508 508,0 0,508">
            <text:p/>
          </draw:polygon>
          <draw:custom-shape draw:style-name="gr126" draw:text-style-name="P6" draw:layer="layout" svg:width="4.445cm" svg:height="3.572cm" svg:x="10.554cm" svg:y="24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27" draw:text-style-name="P4" draw:layer="layout" svg:width="3.937cm" svg:height="0.508cm" svg:x="15.634cm" svg:y="24.416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8" draw:text-style-name="P5" draw:layer="layout" svg:width="0.507cm" svg:height="0.507cm" svg:x="15.126cm" svg:y="24.416cm" svg:viewBox="0 0 508 508" draw:points="508,508 508,0 0,508">
            <text:p/>
          </draw:polygon>
          <draw:custom-shape draw:style-name="gr129" draw:text-style-name="P6" draw:layer="layout" svg:width="4.445cm" svg:height="3.571cm" svg:x="15.127cm" svg:y="24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7" draw:layer="layout" svg:width="3.474cm" svg:height="0.705cm" svg:x="1.381cm" svg:y="2.808cm">
          <draw:text-box>
            <text:p text:style-name="P16"><text:span text:style-name="T4">VARIABLE</text:span></text:p>
          </draw:text-box>
        </draw:frame>
        <draw:frame draw:style-name="gr63" draw:text-style-name="P17" draw:layer="layout" svg:width="3.474cm" svg:height="0.705cm" svg:x="1.381cm" svg:y="7.915cm">
          <draw:text-box>
            <text:p text:style-name="P16"><text:span text:style-name="T4">HASH</text:span></text:p>
          </draw:text-box>
        </draw:frame>
        <draw:frame draw:style-name="gr63" draw:text-style-name="P17" draw:layer="layout" svg:width="3.474cm" svg:height="0.705cm" svg:x="1.381cm" svg:y="12.995cm">
          <draw:text-box>
            <text:p text:style-name="P16"><text:span text:style-name="T4">ARRAY</text:span></text:p>
          </draw:text-box>
        </draw:frame>
        <draw:frame draw:style-name="gr63" draw:text-style-name="P17" draw:layer="layout" svg:width="5.08cm" svg:height="0.705cm" svg:x="1.381cm" svg:y="18.272cm">
          <draw:text-box>
            <text:p text:style-name="P16"><text:span text:style-name="T4">OBJECT / CLASS</text:span></text:p>
          </draw:text-box>
        </draw:frame>
        <draw:frame draw:style-name="gr63" draw:text-style-name="P17" draw:layer="layout" svg:width="3.474cm" svg:height="0.705cm" svg:x="1.508cm" svg:y="23.536cm">
          <draw:text-box>
            <text:p text:style-name="P16"><text:span text:style-name="T4">POINTER</text:span></text:p>
          </draw:text-box>
        </draw:frame>
        <draw:g draw:name="Clear and clean logo">
          <svg:title>Clear and Sane logo</svg:title>
          <svg:desc>logotype</svg:desc>
          <draw:custom-shape draw:style-name="gr130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Basic Process Flow" draw:style-name="dp1" draw:master-page-name="Default">
        <draw:rect draw:style-name="gr134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135" draw:text-style-name="P3" draw:layer="layout" svg:width="19cm" svg:height="0.762cm" svg:x="1cm" svg:y="1.762cm">
          <text:p text:style-name="P1"><text:span text:style-name="T2">PART 3 : BASIC PROCESS FUNCTION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36" draw:text-style-name="P4" draw:layer="layout" svg:width="3.937cm" svg:height="0.508cm" svg:x="6.461cm" svg:y="3.496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37" draw:text-style-name="P5" draw:layer="layout" svg:width="0.507cm" svg:height="0.507cm" svg:x="5.953cm" svg:y="3.496cm" svg:viewBox="0 0 508 508" draw:points="508,508 508,0 0,508">
            <text:p/>
          </draw:polygon>
          <draw:custom-shape draw:style-name="gr138" draw:text-style-name="P6" draw:layer="layout" svg:width="4.445cm" svg:height="3.573cm" svg:x="5.954cm" svg:y="4.004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39" draw:text-style-name="P4" draw:layer="layout" svg:width="3.937cm" svg:height="0.508cm" svg:x="1.861cm" svg:y="3.497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0" draw:text-style-name="P5" draw:layer="layout" svg:width="0.507cm" svg:height="0.507cm" svg:x="1.353cm" svg:y="3.497cm" svg:viewBox="0 0 508 508" draw:points="508,508 508,0 0,508">
            <text:p/>
          </draw:polygon>
          <draw:custom-shape draw:style-name="gr141" draw:text-style-name="P6" draw:layer="layout" svg:width="4.445cm" svg:height="3.572cm" svg:x="1.354cm" svg:y="4.00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2" draw:text-style-name="P4" draw:layer="layout" svg:width="3.937cm" svg:height="0.508cm" svg:x="11.059cm" svg:y="3.497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3" draw:text-style-name="P5" draw:layer="layout" svg:width="0.507cm" svg:height="0.507cm" svg:x="10.551cm" svg:y="3.497cm" svg:viewBox="0 0 508 508" draw:points="508,508 508,0 0,508">
            <text:p/>
          </draw:polygon>
          <draw:custom-shape draw:style-name="gr144" draw:text-style-name="P6" draw:layer="layout" svg:width="4.445cm" svg:height="3.572cm" svg:x="10.552cm" svg:y="4.00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5" draw:text-style-name="P4" draw:layer="layout" svg:width="3.937cm" svg:height="0.508cm" svg:x="15.632cm" svg:y="3.498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6" draw:text-style-name="P5" draw:layer="layout" svg:width="0.507cm" svg:height="0.507cm" svg:x="15.124cm" svg:y="3.498cm" svg:viewBox="0 0 508 508" draw:points="508,508 508,0 0,508">
            <text:p/>
          </draw:polygon>
          <draw:custom-shape draw:style-name="gr147" draw:text-style-name="P6" draw:layer="layout" svg:width="4.445cm" svg:height="3.571cm" svg:x="15.125cm" svg:y="4.00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8" draw:text-style-name="P4" draw:layer="layout" svg:width="3.937cm" svg:height="0.508cm" svg:x="6.462cm" svg:y="8.733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9" draw:text-style-name="P5" draw:layer="layout" svg:width="0.507cm" svg:height="0.507cm" svg:x="5.954cm" svg:y="8.733cm" svg:viewBox="0 0 508 508" draw:points="508,508 508,0 0,508">
            <text:p/>
          </draw:polygon>
          <draw:custom-shape draw:style-name="gr150" draw:text-style-name="P6" draw:layer="layout" svg:width="4.445cm" svg:height="3.573cm" svg:x="5.955cm" svg:y="9.241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1" draw:text-style-name="P4" draw:layer="layout" svg:width="3.937cm" svg:height="0.508cm" svg:x="1.862cm" svg:y="8.734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52" draw:text-style-name="P5" draw:layer="layout" svg:width="0.507cm" svg:height="0.507cm" svg:x="1.354cm" svg:y="8.734cm" svg:viewBox="0 0 508 508" draw:points="508,508 508,0 0,508">
            <text:p/>
          </draw:polygon>
          <draw:custom-shape draw:style-name="gr153" draw:text-style-name="P6" draw:layer="layout" svg:width="4.445cm" svg:height="3.572cm" svg:x="1.355cm" svg:y="9.242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4" draw:text-style-name="P4" draw:layer="layout" svg:width="3.937cm" svg:height="0.508cm" svg:x="11.06cm" svg:y="8.734cm">
            <text:p text:style-name="P1"><text:span text:style-name="T3">EN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55" draw:text-style-name="P5" draw:layer="layout" svg:width="0.507cm" svg:height="0.507cm" svg:x="10.552cm" svg:y="8.734cm" svg:viewBox="0 0 508 508" draw:points="508,508 508,0 0,508">
            <text:p/>
          </draw:polygon>
          <draw:custom-shape draw:style-name="gr156" draw:text-style-name="P6" draw:layer="layout" svg:width="4.445cm" svg:height="3.572cm" svg:x="10.553cm" svg:y="9.242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57" draw:text-style-name="P4" draw:layer="layout" svg:width="3.937cm" svg:height="0.508cm" svg:x="15.633cm" svg:y="8.735cm">
            <text:p text:style-name="P1"><text:span text:style-name="T3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58" draw:text-style-name="P5" draw:layer="layout" svg:width="0.507cm" svg:height="0.507cm" svg:x="15.125cm" svg:y="8.735cm" svg:viewBox="0 0 508 508" draw:points="508,508 508,0 0,508">
            <text:p/>
          </draw:polygon>
          <draw:custom-shape draw:style-name="gr159" draw:text-style-name="P6" draw:layer="layout" svg:width="4.445cm" svg:height="3.571cm" svg:x="15.126cm" svg:y="9.24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0" draw:text-style-name="P4" draw:layer="layout" svg:width="3.937cm" svg:height="0.508cm" svg:x="6.463cm" svg:y="13.957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1" draw:text-style-name="P5" draw:layer="layout" svg:width="0.507cm" svg:height="0.507cm" svg:x="5.955cm" svg:y="13.957cm" svg:viewBox="0 0 508 508" draw:points="508,508 508,0 0,508">
            <text:p/>
          </draw:polygon>
          <draw:custom-shape draw:style-name="gr162" draw:text-style-name="P6" draw:layer="layout" svg:width="4.445cm" svg:height="3.573cm" svg:x="5.956cm" svg:y="14.46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3" draw:text-style-name="P4" draw:layer="layout" svg:width="3.937cm" svg:height="0.508cm" svg:x="1.863cm" svg:y="13.958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4" draw:text-style-name="P5" draw:layer="layout" svg:width="0.507cm" svg:height="0.507cm" svg:x="1.355cm" svg:y="13.958cm" svg:viewBox="0 0 508 508" draw:points="508,508 508,0 0,508">
            <text:p/>
          </draw:polygon>
          <draw:custom-shape draw:style-name="gr165" draw:text-style-name="P6" draw:layer="layout" svg:width="4.445cm" svg:height="3.572cm" svg:x="1.356cm" svg:y="14.46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6" draw:text-style-name="P4" draw:layer="layout" svg:width="3.937cm" svg:height="0.508cm" svg:x="11.061cm" svg:y="13.958cm">
            <text:p text:style-name="P1"><text:span text:style-name="T3">EN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67" draw:text-style-name="P5" draw:layer="layout" svg:width="0.507cm" svg:height="0.507cm" svg:x="10.553cm" svg:y="13.958cm" svg:viewBox="0 0 508 508" draw:points="508,508 508,0 0,508">
            <text:p/>
          </draw:polygon>
          <draw:custom-shape draw:style-name="gr168" draw:text-style-name="P6" draw:layer="layout" svg:width="4.445cm" svg:height="3.572cm" svg:x="10.554cm" svg:y="14.46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69" draw:text-style-name="P4" draw:layer="layout" svg:width="3.937cm" svg:height="0.508cm" svg:x="15.634cm" svg:y="13.959cm">
            <text:p text:style-name="P1"><text:span text:style-name="T3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0" draw:text-style-name="P5" draw:layer="layout" svg:width="0.507cm" svg:height="0.507cm" svg:x="15.126cm" svg:y="13.959cm" svg:viewBox="0 0 508 508" draw:points="508,508 508,0 0,508">
            <text:p/>
          </draw:polygon>
          <draw:custom-shape draw:style-name="gr171" draw:text-style-name="P6" draw:layer="layout" svg:width="4.445cm" svg:height="3.571cm" svg:x="15.127cm" svg:y="14.467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72" draw:text-style-name="P4" draw:layer="layout" svg:width="3.937cm" svg:height="0.508cm" svg:x="6.464cm" svg:y="19.164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3" draw:text-style-name="P5" draw:layer="layout" svg:width="0.507cm" svg:height="0.507cm" svg:x="5.956cm" svg:y="19.164cm" svg:viewBox="0 0 508 508" draw:points="508,508 508,0 0,508">
            <text:p/>
          </draw:polygon>
          <draw:custom-shape draw:style-name="gr174" draw:text-style-name="P6" draw:layer="layout" svg:width="4.445cm" svg:height="3.573cm" svg:x="5.957cm" svg:y="19.672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75" draw:text-style-name="P4" draw:layer="layout" svg:width="3.937cm" svg:height="0.508cm" svg:x="1.864cm" svg:y="19.165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6" draw:text-style-name="P5" draw:layer="layout" svg:width="0.507cm" svg:height="0.507cm" svg:x="1.356cm" svg:y="19.165cm" svg:viewBox="0 0 508 508" draw:points="508,508 508,0 0,508">
            <text:p/>
          </draw:polygon>
          <draw:custom-shape draw:style-name="gr177" draw:text-style-name="P6" draw:layer="layout" svg:width="4.445cm" svg:height="3.572cm" svg:x="1.357cm" svg:y="19.67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78" draw:text-style-name="P4" draw:layer="layout" svg:width="3.937cm" svg:height="0.508cm" svg:x="11.062cm" svg:y="19.165cm">
            <text:p text:style-name="P1"><text:span text:style-name="T3">EN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79" draw:text-style-name="P5" draw:layer="layout" svg:width="0.507cm" svg:height="0.507cm" svg:x="10.554cm" svg:y="19.165cm" svg:viewBox="0 0 508 508" draw:points="508,508 508,0 0,508">
            <text:p/>
          </draw:polygon>
          <draw:custom-shape draw:style-name="gr180" draw:text-style-name="P6" draw:layer="layout" svg:width="4.445cm" svg:height="3.572cm" svg:x="10.555cm" svg:y="19.67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1" draw:text-style-name="P4" draw:layer="layout" svg:width="3.937cm" svg:height="0.508cm" svg:x="15.635cm" svg:y="19.166cm">
            <text:p text:style-name="P1"><text:span text:style-name="T3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82" draw:text-style-name="P5" draw:layer="layout" svg:width="0.507cm" svg:height="0.507cm" svg:x="15.127cm" svg:y="19.166cm" svg:viewBox="0 0 508 508" draw:points="508,508 508,0 0,508">
            <text:p/>
          </draw:polygon>
          <draw:custom-shape draw:style-name="gr183" draw:text-style-name="P6" draw:layer="layout" svg:width="4.445cm" svg:height="3.571cm" svg:x="15.128cm" svg:y="19.674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4" draw:text-style-name="P4" draw:layer="layout" svg:width="3.937cm" svg:height="0.508cm" svg:x="6.465cm" svg:y="24.371cm">
            <text:p text:style-name="P1"><text:span text:style-name="T3">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85" draw:text-style-name="P5" draw:layer="layout" svg:width="0.507cm" svg:height="0.507cm" svg:x="5.957cm" svg:y="24.371cm" svg:viewBox="0 0 508 508" draw:points="508,508 508,0 0,508">
            <text:p/>
          </draw:polygon>
          <draw:custom-shape draw:style-name="gr186" draw:text-style-name="P6" draw:layer="layout" svg:width="4.445cm" svg:height="3.573cm" svg:x="5.958cm" svg:y="24.87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87" draw:text-style-name="P4" draw:layer="layout" svg:width="3.937cm" svg:height="0.508cm" svg:x="1.865cm" svg:y="24.372cm">
            <text:p text:style-name="P1"><text:span text:style-name="T3">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88" draw:text-style-name="P5" draw:layer="layout" svg:width="0.507cm" svg:height="0.507cm" svg:x="1.357cm" svg:y="24.372cm" svg:viewBox="0 0 508 508" draw:points="508,508 508,0 0,508">
            <text:p/>
          </draw:polygon>
          <draw:custom-shape draw:style-name="gr189" draw:text-style-name="P6" draw:layer="layout" svg:width="4.445cm" svg:height="3.572cm" svg:x="1.358cm" svg:y="24.88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90" draw:text-style-name="P4" draw:layer="layout" svg:width="3.937cm" svg:height="0.508cm" svg:x="11.063cm" svg:y="24.372cm">
            <text:p text:style-name="P1"><text:span text:style-name="T3">EN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91" draw:text-style-name="P5" draw:layer="layout" svg:width="0.507cm" svg:height="0.507cm" svg:x="10.555cm" svg:y="24.372cm" svg:viewBox="0 0 508 508" draw:points="508,508 508,0 0,508">
            <text:p/>
          </draw:polygon>
          <draw:custom-shape draw:style-name="gr192" draw:text-style-name="P6" draw:layer="layout" svg:width="4.445cm" svg:height="3.572cm" svg:x="10.556cm" svg:y="24.88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93" draw:text-style-name="P4" draw:layer="layout" svg:width="3.937cm" svg:height="0.508cm" svg:x="15.636cm" svg:y="24.373cm">
            <text:p text:style-name="P1"><text:span text:style-name="T3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94" draw:text-style-name="P5" draw:layer="layout" svg:width="0.507cm" svg:height="0.507cm" svg:x="15.128cm" svg:y="24.373cm" svg:viewBox="0 0 508 508" draw:points="508,508 508,0 0,508">
            <text:p/>
          </draw:polygon>
          <draw:custom-shape draw:style-name="gr195" draw:text-style-name="P6" draw:layer="layout" svg:width="4.445cm" svg:height="3.571cm" svg:x="15.129cm" svg:y="24.881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7" draw:layer="layout" svg:width="5.715cm" svg:height="0.705cm" svg:x="1.381cm" svg:y="2.778cm">
          <draw:text-box>
            <text:p text:style-name="P1"><text:span text:style-name="T4">FUNCTION / PROCEDURE</text:span></text:p>
          </draw:text-box>
        </draw:frame>
        <draw:frame draw:style-name="gr63" draw:text-style-name="P7" draw:layer="layout" svg:width="3.474cm" svg:height="0.705cm" svg:x="1.381cm" svg:y="7.858cm">
          <draw:text-box>
            <text:p text:style-name="P1"><text:span text:style-name="T4">STRING</text:span></text:p>
          </draw:text-box>
        </draw:frame>
        <draw:frame draw:style-name="gr63" draw:text-style-name="P7" draw:layer="layout" svg:width="3.474cm" svg:height="0.705cm" svg:x="1.336cm" svg:y="13.122cm">
          <draw:text-box>
            <text:p text:style-name="P1"><text:span text:style-name="T4">JSON</text:span></text:p>
          </draw:text-box>
        </draw:frame>
        <draw:frame draw:style-name="gr63" draw:text-style-name="P7" draw:layer="layout" svg:width="3.474cm" svg:height="0.705cm" svg:x="1.381cm" svg:y="18.329cm">
          <draw:text-box>
            <text:p text:style-name="P1"><text:span text:style-name="T4">XML</text:span></text:p>
          </draw:text-box>
        </draw:frame>
        <draw:frame draw:style-name="gr63" draw:text-style-name="P7" draw:layer="layout" svg:width="9.525cm" svg:height="0.705cm" svg:x="1.381cm" svg:y="23.536cm">
          <draw:text-box>
            <text:p text:style-name="P1"><text:span text:style-name="T4">SECURITY (DATA ENCRYPT, KEY GENERATION)</text:span></text:p>
          </draw:text-box>
        </draw:frame>
        <draw:g draw:name="Clear and clean logo">
          <svg:title>Clear and Sane logo</svg:title>
          <svg:desc>logotype</svg:desc>
          <draw:custom-shape draw:style-name="gr196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9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page4" draw:style-name="dp1" draw:master-page-name="Default">
        <draw:rect draw:style-name="gr200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201" draw:text-style-name="P3" draw:layer="layout" svg:width="19cm" svg:height="0.762cm" svg:x="1cm" svg:y="1.762cm">
          <text:p text:style-name="P1"><text:span text:style-name="T2">PART 4 : BASIC DATABASE OPERATION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02" draw:text-style-name="P4" draw:layer="layout" svg:width="3.937cm" svg:height="0.508cm" svg:x="6.461cm" svg:y="3.396cm">
            <text:p text:style-name="P1"><text:span text:style-name="T3">OPEN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03" draw:text-style-name="P5" draw:layer="layout" svg:width="0.507cm" svg:height="0.507cm" svg:x="5.953cm" svg:y="3.396cm" svg:viewBox="0 0 508 508" draw:points="508,508 508,0 0,508">
            <text:p/>
          </draw:polygon>
          <draw:custom-shape draw:style-name="gr204" draw:text-style-name="P6" draw:layer="layout" svg:width="4.445cm" svg:height="3.573cm" svg:x="5.954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05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06" draw:text-style-name="P5" draw:layer="layout" svg:width="0.507cm" svg:height="0.507cm" svg:x="1.353cm" svg:y="3.397cm" svg:viewBox="0 0 508 508" draw:points="508,508 508,0 0,508">
            <text:p/>
          </draw:polygon>
          <draw:custom-shape draw:style-name="gr207" draw:text-style-name="P6" draw:layer="layout" svg:width="4.445cm" svg:height="3.572cm" svg:x="1.354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08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09" draw:text-style-name="P5" draw:layer="layout" svg:width="0.507cm" svg:height="0.507cm" svg:x="10.551cm" svg:y="3.397cm" svg:viewBox="0 0 508 508" draw:points="508,508 508,0 0,508">
            <text:p/>
          </draw:polygon>
          <draw:custom-shape draw:style-name="gr210" draw:text-style-name="P6" draw:layer="layout" svg:width="4.445cm" svg:height="3.572cm" svg:x="10.552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1" draw:text-style-name="P4" draw:layer="layout" svg:width="3.937cm" svg:height="0.508cm" svg:x="15.632cm" svg:y="3.398cm">
            <text:p text:style-name="P1"><text:span text:style-name="T3">ERROR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12" draw:text-style-name="P5" draw:layer="layout" svg:width="0.507cm" svg:height="0.507cm" svg:x="15.124cm" svg:y="3.398cm" svg:viewBox="0 0 508 508" draw:points="508,508 508,0 0,508">
            <text:p/>
          </draw:polygon>
          <draw:custom-shape draw:style-name="gr213" draw:text-style-name="P6" draw:layer="layout" svg:width="4.445cm" svg:height="3.571cm" svg:x="15.125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4" draw:text-style-name="P4" draw:layer="layout" svg:width="3.937cm" svg:height="0.508cm" svg:x="6.462cm" svg:y="8.62cm">
            <text:p text:style-name="P1"><text:span text:style-name="T3">DROP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15" draw:text-style-name="P5" draw:layer="layout" svg:width="0.507cm" svg:height="0.507cm" svg:x="5.954cm" svg:y="8.62cm" svg:viewBox="0 0 508 508" draw:points="508,508 508,0 0,508">
            <text:p/>
          </draw:polygon>
          <draw:custom-shape draw:style-name="gr216" draw:text-style-name="P6" draw:layer="layout" svg:width="4.445cm" svg:height="3.573cm" svg:x="5.955cm" svg:y="9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17" draw:text-style-name="P4" draw:layer="layout" svg:width="3.937cm" svg:height="0.508cm" svg:x="1.862cm" svg:y="8.621cm">
            <text:p text:style-name="P1"><text:span text:style-name="T3">CREATE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18" draw:text-style-name="P5" draw:layer="layout" svg:width="0.507cm" svg:height="0.507cm" svg:x="1.354cm" svg:y="8.621cm" svg:viewBox="0 0 508 508" draw:points="508,508 508,0 0,508">
            <text:p/>
          </draw:polygon>
          <draw:custom-shape draw:style-name="gr219" draw:text-style-name="P6" draw:layer="layout" svg:width="4.445cm" svg:height="3.572cm" svg:x="1.355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0" draw:text-style-name="P4" draw:layer="layout" svg:width="3.937cm" svg:height="0.508cm" svg:x="11.06cm" svg:y="8.621cm">
            <text:p text:style-name="P1"><text:span text:style-name="T3">IDENTIFI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1" draw:text-style-name="P5" draw:layer="layout" svg:width="0.507cm" svg:height="0.507cm" svg:x="10.552cm" svg:y="8.621cm" svg:viewBox="0 0 508 508" draw:points="508,508 508,0 0,508">
            <text:p/>
          </draw:polygon>
          <draw:custom-shape draw:style-name="gr222" draw:text-style-name="P6" draw:layer="layout" svg:width="4.445cm" svg:height="3.572cm" svg:x="10.553cm" svg:y="9.129cm">
            <text:p text:style-name="P15"><text:span text:style-name="T10">Primary key :</text:span></text:p>
            <text:p text:style-name="P15"><text:span text:style-name="T9"><text:s/></text:span></text:p>
            <text:p text:style-name="P15"><text:span text:style-name="T10">Stranger key :</text:span><text:span text:style-name="T9"> </text:span></text:p>
            <text:p text:style-name="P15"><text:span text:style-name="T9"/></text:p>
            <text:p text:style-name="P15"><text:span text:style-name="T10">Indexed key :</text:span><text:span text:style-name="T9"> 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3" draw:text-style-name="P4" draw:layer="layout" svg:width="3.937cm" svg:height="0.508cm" svg:x="15.633cm" svg:y="8.622cm">
            <text:p text:style-name="P1"><text:span text:style-name="T3">AGGREGATE FUN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4" draw:text-style-name="P5" draw:layer="layout" svg:width="0.507cm" svg:height="0.507cm" svg:x="15.125cm" svg:y="8.622cm" svg:viewBox="0 0 508 508" draw:points="508,508 508,0 0,508">
            <text:p/>
          </draw:polygon>
          <draw:custom-shape draw:style-name="gr225" draw:text-style-name="P6" draw:layer="layout" svg:width="4.445cm" svg:height="3.673cm" svg:x="15.126cm" svg:y="9.13cm">
            <text:p text:style-name="P15"><text:span text:style-name="T10">Sum :</text:span><text:span text:style-name="T9"> </text:span></text:p>
            <text:p text:style-name="P15"><text:span text:style-name="T9"/></text:p>
            <text:p text:style-name="P15"><text:span text:style-name="T10">Max :</text:span><text:span text:style-name="T9"> </text:span></text:p>
            <text:p text:style-name="P15"><text:span text:style-name="T9"/></text:p>
            <text:p text:style-name="P15"><text:span text:style-name="T10">Min :</text:span><text:span text:style-name="T9"> </text:span></text:p>
            <text:p text:style-name="P15"><text:span text:style-name="T9"/></text:p>
            <text:p text:style-name="P15"><text:span text:style-name="T10">Medium :</text:span><text:span text:style-name="T9"> </text:span></text:p>
            <text:p text:style-name="P15"><text:span text:style-name="T9"/></text:p>
            <text:p text:style-name="P15"><text:span text:style-name="T10">Average :</text:span><text:span text:style-name="T9"> </text:span></text:p>
            <text:p text:style-name="P15"><text:span text:style-name="T9"/></text:p>
            <text:p text:style-name="P15"><text:span text:style-name="T10">Count 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6" draw:text-style-name="P4" draw:layer="layout" svg:width="3.937cm" svg:height="0.508cm" svg:x="6.463cm" svg:y="13.827cm">
            <text:p text:style-name="P1"><text:span text:style-name="T3">ONE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27" draw:text-style-name="P5" draw:layer="layout" svg:width="0.507cm" svg:height="0.507cm" svg:x="5.955cm" svg:y="13.827cm" svg:viewBox="0 0 508 508" draw:points="508,508 508,0 0,508">
            <text:p/>
          </draw:polygon>
          <draw:custom-shape draw:style-name="gr228" draw:text-style-name="P6" draw:layer="layout" svg:width="4.445cm" svg:height="3.573cm" svg:x="5.956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29" draw:text-style-name="P4" draw:layer="layout" svg:width="3.937cm" svg:height="0.508cm" svg:x="1.863cm" svg:y="13.828cm">
            <text:p text:style-name="P1"><text:span text:style-name="T3">ONE-TO-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0" draw:text-style-name="P5" draw:layer="layout" svg:width="0.507cm" svg:height="0.507cm" svg:x="1.355cm" svg:y="13.828cm" svg:viewBox="0 0 508 508" draw:points="508,508 508,0 0,508">
            <text:p/>
          </draw:polygon>
          <draw:custom-shape draw:style-name="gr231" draw:text-style-name="P6" draw:layer="layout" svg:width="4.445cm" svg:height="3.572cm" svg:x="1.356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32" draw:text-style-name="P4" draw:layer="layout" svg:width="3.937cm" svg:height="0.508cm" svg:x="11.061cm" svg:y="13.828cm">
            <text:p text:style-name="P1"><text:span text:style-name="T3">MANY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3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234" draw:text-style-name="P6" draw:layer="layout" svg:width="4.445cm" svg:height="3.572cm" svg:x="10.554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35" draw:text-style-name="P4" draw:layer="layout" svg:width="3.937cm" svg:height="0.508cm" svg:x="15.634cm" svg:y="13.829cm">
            <text:p text:style-name="P1"><text:span text:style-name="T3">POLYMORPH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6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237" draw:text-style-name="P6" draw:layer="layout" svg:width="4.445cm" svg:height="3.571cm" svg:x="15.127cm" svg:y="14.3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38" draw:text-style-name="P4" draw:layer="layout" svg:width="3.937cm" svg:height="0.508cm" svg:x="6.464cm" svg:y="19.034cm">
            <text:p text:style-name="P1"><text:span text:style-name="T3">INSERT / 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39" draw:text-style-name="P5" draw:layer="layout" svg:width="0.507cm" svg:height="0.507cm" svg:x="5.956cm" svg:y="19.034cm" svg:viewBox="0 0 508 508" draw:points="508,508 508,0 0,508">
            <text:p/>
          </draw:polygon>
          <draw:custom-shape draw:style-name="gr240" draw:text-style-name="P6" draw:layer="layout" svg:width="4.445cm" svg:height="3.573cm" svg:x="5.957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1" draw:text-style-name="P4" draw:layer="layout" svg:width="3.937cm" svg:height="0.508cm" svg:x="1.864cm" svg:y="19.035cm">
            <text:p text:style-name="P1"><text:span text:style-name="T3">QUERY / FIND / 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42" draw:text-style-name="P5" draw:layer="layout" svg:width="0.507cm" svg:height="0.507cm" svg:x="1.356cm" svg:y="19.035cm" svg:viewBox="0 0 508 508" draw:points="508,508 508,0 0,508">
            <text:p/>
          </draw:polygon>
          <draw:custom-shape draw:style-name="gr243" draw:text-style-name="P6" draw:layer="layout" svg:width="4.445cm" svg:height="3.572cm" svg:x="1.357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4" draw:text-style-name="P4" draw:layer="layout" svg:width="3.937cm" svg:height="0.508cm" svg:x="11.062cm" svg:y="19.035cm">
            <text:p text:style-name="P1"><text:span text:style-name="T3">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45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246" draw:text-style-name="P6" draw:layer="layout" svg:width="4.445cm" svg:height="3.572cm" svg:x="10.555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47" draw:text-style-name="P4" draw:layer="layout" svg:width="3.937cm" svg:height="0.508cm" svg:x="15.635cm" svg:y="19.036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48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249" draw:text-style-name="P6" draw:layer="layout" svg:width="4.445cm" svg:height="3.571cm" svg:x="15.128cm" svg:y="1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7" draw:layer="layout" svg:width="3.474cm" svg:height="0.705cm" svg:x="1.254cm" svg:y="2.751cm">
          <draw:text-box>
            <text:p text:style-name="P1"><text:span text:style-name="T4">DEPLOYMENT</text:span></text:p>
          </draw:text-box>
        </draw:frame>
        <draw:frame draw:style-name="gr63" draw:text-style-name="P17" draw:layer="layout" svg:width="5.887cm" svg:height="0.705cm" svg:x="1.336cm" svg:y="7.788cm">
          <draw:text-box>
            <text:p text:style-name="P1"><text:span text:style-name="T4">TABLE / COLLECTION</text:span></text:p>
          </draw:text-box>
        </draw:frame>
        <draw:frame draw:style-name="gr63" draw:text-style-name="P17" draw:layer="layout" svg:width="6.268cm" svg:height="0.705cm" svg:x="1.336cm" svg:y="12.869cm">
          <draw:text-box>
            <text:p text:style-name="P1"><text:span text:style-name="T4">RELATIONSHIPS</text:span></text:p>
          </draw:text-box>
        </draw:frame>
        <draw:frame draw:style-name="gr63" draw:text-style-name="P17" draw:layer="layout" svg:width="8.382cm" svg:height="0.705cm" svg:x="1.381cm" svg:y="18.202cm">
          <draw:text-box>
            <text:p text:style-name="P1"><text:span text:style-name="T4">ROW / RECORD / TUPLE / DOCUMENT</text:span></text:p>
          </draw:text-box>
        </draw:frame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0" draw:text-style-name="P4" draw:layer="layout" svg:width="3.937cm" svg:height="0.508cm" svg:x="6.463cm" svg:y="24.184cm">
            <text:p text:style-name="P1"><text:span text:style-name="T3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1" draw:text-style-name="P5" draw:layer="layout" svg:width="0.507cm" svg:height="0.507cm" svg:x="5.955cm" svg:y="24.184cm" svg:viewBox="0 0 508 508" draw:points="508,508 508,0 0,508">
            <text:p/>
          </draw:polygon>
          <draw:custom-shape draw:style-name="gr252" draw:text-style-name="P6" draw:layer="layout" svg:width="4.445cm" svg:height="3.573cm" svg:x="5.956cm" svg:y="2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3" draw:text-style-name="P4" draw:layer="layout" svg:width="3.937cm" svg:height="0.508cm" svg:x="1.863cm" svg:y="24.185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4" draw:text-style-name="P5" draw:layer="layout" svg:width="0.507cm" svg:height="0.507cm" svg:x="1.355cm" svg:y="24.185cm" svg:viewBox="0 0 508 508" draw:points="508,508 508,0 0,508">
            <text:p/>
          </draw:polygon>
          <draw:custom-shape draw:style-name="gr255" draw:text-style-name="P6" draw:layer="layout" svg:width="4.445cm" svg:height="3.572cm" svg:x="1.356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6" draw:text-style-name="P4" draw:layer="layout" svg:width="3.937cm" svg:height="0.508cm" svg:x="11.061cm" svg:y="24.185cm">
            <text:p text:style-name="P1"><text:span text:style-name="T3">LIMIT RECOR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57" draw:text-style-name="P5" draw:layer="layout" svg:width="0.507cm" svg:height="0.507cm" svg:x="10.553cm" svg:y="24.185cm" svg:viewBox="0 0 508 508" draw:points="508,508 508,0 0,508">
            <text:p/>
          </draw:polygon>
          <draw:custom-shape draw:style-name="gr258" draw:text-style-name="P6" draw:layer="layout" svg:width="4.445cm" svg:height="3.572cm" svg:x="10.554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59" draw:text-style-name="P4" draw:layer="layout" svg:width="3.937cm" svg:height="0.508cm" svg:x="15.634cm" svg:y="24.186cm">
            <text:p text:style-name="P1"><text:span text:style-name="T3">PROJ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0" draw:text-style-name="P5" draw:layer="layout" svg:width="0.507cm" svg:height="0.507cm" svg:x="15.126cm" svg:y="24.186cm" svg:viewBox="0 0 508 508" draw:points="508,508 508,0 0,508">
            <text:p/>
          </draw:polygon>
          <draw:custom-shape draw:style-name="gr261" draw:text-style-name="P6" draw:layer="layout" svg:width="4.445cm" svg:height="3.571cm" svg:x="15.127cm" svg:y="24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7" draw:layer="layout" svg:width="9.188cm" svg:height="0.705cm" svg:x="1.337cm" svg:y="23.352cm">
          <draw:text-box>
            <text:p text:style-name="P1"><text:span text:style-name="T4">LIST WITH CONDITIONS AND FUNCTIONS</text:span></text:p>
          </draw:text-box>
        </draw:frame>
        <draw:g draw:name="Clear and clean logo">
          <svg:title>Clear and Sane logo</svg:title>
          <svg:desc>logotype</svg:desc>
          <draw:custom-shape draw:style-name="gr262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5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Basic Module Operations" draw:style-name="dp1" draw:master-page-name="Default">
        <draw:rect draw:style-name="gr266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267" draw:text-style-name="P3" draw:layer="layout" svg:width="19cm" svg:height="0.762cm" svg:x="1cm" svg:y="1.762cm">
          <text:p text:style-name="P1"><text:span text:style-name="T2">PART 5 : BASIC FILE OPERATIONS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68" draw:text-style-name="P4" draw:layer="layout" svg:width="3.937cm" svg:height="0.508cm" svg:x="6.461cm" svg:y="3.396cm">
            <text:p text:style-name="P1"><text:span text:style-name="T3">OPEN CONNEX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9" draw:text-style-name="P5" draw:layer="layout" svg:width="0.507cm" svg:height="0.507cm" svg:x="5.953cm" svg:y="3.396cm" svg:viewBox="0 0 508 508" draw:points="508,508 508,0 0,508">
            <text:p/>
          </draw:polygon>
          <draw:custom-shape draw:style-name="gr270" draw:text-style-name="P6" draw:layer="layout" svg:width="4.445cm" svg:height="3.573cm" svg:x="5.954cm" svg:y="3.904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1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2" draw:text-style-name="P5" draw:layer="layout" svg:width="0.507cm" svg:height="0.507cm" svg:x="1.353cm" svg:y="3.397cm" svg:viewBox="0 0 508 508" draw:points="508,508 508,0 0,508">
            <text:p/>
          </draw:polygon>
          <draw:custom-shape draw:style-name="gr273" draw:text-style-name="P6" draw:layer="layout" svg:width="4.445cm" svg:height="3.572cm" svg:x="1.354cm" svg:y="3.90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4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5" draw:text-style-name="P5" draw:layer="layout" svg:width="0.507cm" svg:height="0.507cm" svg:x="10.551cm" svg:y="3.397cm" svg:viewBox="0 0 508 508" draw:points="508,508 508,0 0,508">
            <text:p/>
          </draw:polygon>
          <draw:custom-shape draw:style-name="gr276" draw:text-style-name="P6" draw:layer="layout" svg:width="4.445cm" svg:height="3.572cm" svg:x="10.552cm" svg:y="3.90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77" draw:text-style-name="P4" draw:layer="layout" svg:width="3.937cm" svg:height="0.508cm" svg:x="15.632cm" svg:y="3.398cm">
            <text:p text:style-name="P1"><text:span text:style-name="T3">ERRORS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78" draw:text-style-name="P5" draw:layer="layout" svg:width="0.507cm" svg:height="0.507cm" svg:x="15.124cm" svg:y="3.398cm" svg:viewBox="0 0 508 508" draw:points="508,508 508,0 0,508">
            <text:p/>
          </draw:polygon>
          <draw:custom-shape draw:style-name="gr279" draw:text-style-name="P6" draw:layer="layout" svg:width="4.445cm" svg:height="3.571cm" svg:x="15.125cm" svg:y="3.90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0" draw:text-style-name="P4" draw:layer="layout" svg:width="3.937cm" svg:height="0.508cm" svg:x="6.462cm" svg:y="8.62cm">
            <text:p text:style-name="P1"><text:span text:style-name="T3">SEAR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1" draw:text-style-name="P5" draw:layer="layout" svg:width="0.507cm" svg:height="0.507cm" svg:x="5.954cm" svg:y="8.62cm" svg:viewBox="0 0 508 508" draw:points="508,508 508,0 0,508">
            <text:p/>
          </draw:polygon>
          <draw:custom-shape draw:style-name="gr282" draw:text-style-name="P6" draw:layer="layout" svg:width="4.445cm" svg:height="3.573cm" svg:x="5.955cm" svg:y="9.128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3" draw:text-style-name="P4" draw:layer="layout" svg:width="3.937cm" svg:height="0.508cm" svg:x="1.862cm" svg:y="8.621cm">
            <text:p text:style-name="P1"><text:span text:style-name="T3">LIST VIEW / <text:s/>PAGIN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4" draw:text-style-name="P5" draw:layer="layout" svg:width="0.507cm" svg:height="0.507cm" svg:x="1.354cm" svg:y="8.621cm" svg:viewBox="0 0 508 508" draw:points="508,508 508,0 0,508">
            <text:p/>
          </draw:polygon>
          <draw:custom-shape draw:style-name="gr285" draw:text-style-name="P6" draw:layer="layout" svg:width="4.445cm" svg:height="3.572cm" svg:x="1.355cm" svg:y="9.12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6" draw:text-style-name="P4" draw:layer="layout" svg:width="3.937cm" svg:height="0.508cm" svg:x="11.06cm" svg:y="8.621cm">
            <text:p text:style-name="P1"><text:span text:style-name="T3">FILTER / SCO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7" draw:text-style-name="P5" draw:layer="layout" svg:width="0.507cm" svg:height="0.507cm" svg:x="10.552cm" svg:y="8.621cm" svg:viewBox="0 0 508 508" draw:points="508,508 508,0 0,508">
            <text:p/>
          </draw:polygon>
          <draw:custom-shape draw:style-name="gr288" draw:text-style-name="P6" draw:layer="layout" svg:width="4.445cm" svg:height="3.572cm" svg:x="10.553cm" svg:y="9.12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89" draw:text-style-name="P4" draw:layer="layout" svg:width="3.937cm" svg:height="0.508cm" svg:x="15.633cm" svg:y="8.622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0" draw:text-style-name="P5" draw:layer="layout" svg:width="0.507cm" svg:height="0.507cm" svg:x="15.125cm" svg:y="8.622cm" svg:viewBox="0 0 508 508" draw:points="508,508 508,0 0,508">
            <text:p/>
          </draw:polygon>
          <draw:custom-shape draw:style-name="gr291" draw:text-style-name="P6" draw:layer="layout" svg:width="4.445cm" svg:height="3.571cm" svg:x="15.126cm" svg:y="9.1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92" draw:text-style-name="P4" draw:layer="layout" svg:width="3.937cm" svg:height="0.508cm" svg:x="6.463cm" svg:y="13.827cm">
            <text:p text:style-name="P1"><text:span text:style-name="T3">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3" draw:text-style-name="P5" draw:layer="layout" svg:width="0.507cm" svg:height="0.507cm" svg:x="5.955cm" svg:y="13.827cm" svg:viewBox="0 0 508 508" draw:points="508,508 508,0 0,508">
            <text:p/>
          </draw:polygon>
          <draw:custom-shape draw:style-name="gr294" draw:text-style-name="P6" draw:layer="layout" svg:width="4.445cm" svg:height="3.573cm" svg:x="5.956cm" svg:y="14.33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95" draw:text-style-name="P4" draw:layer="layout" svg:width="3.937cm" svg:height="0.508cm" svg:x="1.863cm" svg:y="13.828cm">
            <text:p text:style-name="P1"><text:span text:style-name="T3">READ / SH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6" draw:text-style-name="P5" draw:layer="layout" svg:width="0.507cm" svg:height="0.507cm" svg:x="1.355cm" svg:y="13.828cm" svg:viewBox="0 0 508 508" draw:points="508,508 508,0 0,508">
            <text:p/>
          </draw:polygon>
          <draw:custom-shape draw:style-name="gr297" draw:text-style-name="P6" draw:layer="layout" svg:width="4.445cm" svg:height="3.572cm" svg:x="1.356cm" svg:y="14.33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298" draw:text-style-name="P4" draw:layer="layout" svg:width="3.937cm" svg:height="0.508cm" svg:x="11.061cm" svg:y="13.828cm">
            <text:p text:style-name="P1"><text:span text:style-name="T3">EDIT / 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9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300" draw:text-style-name="P6" draw:layer="layout" svg:width="4.445cm" svg:height="3.572cm" svg:x="10.554cm" svg:y="14.336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1" draw:text-style-name="P4" draw:layer="layout" svg:width="3.937cm" svg:height="0.508cm" svg:x="15.634cm" svg:y="13.829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2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303" draw:text-style-name="P6" draw:layer="layout" svg:width="4.445cm" svg:height="3.571cm" svg:x="15.127cm" svg:y="14.337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4" draw:text-style-name="P4" draw:layer="layout" svg:width="3.937cm" svg:height="0.508cm" svg:x="6.464cm" svg:y="19.034cm">
            <text:p text:style-name="P1"><text:span text:style-name="T3">JO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5" draw:text-style-name="P5" draw:layer="layout" svg:width="0.507cm" svg:height="0.507cm" svg:x="5.956cm" svg:y="19.034cm" svg:viewBox="0 0 508 508" draw:points="508,508 508,0 0,508">
            <text:p/>
          </draw:polygon>
          <draw:custom-shape draw:style-name="gr306" draw:text-style-name="P6" draw:layer="layout" svg:width="4.445cm" svg:height="3.573cm" svg:x="5.957cm" svg:y="19.542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07" draw:text-style-name="P4" draw:layer="layout" svg:width="3.937cm" svg:height="0.508cm" svg:x="1.864cm" svg:y="19.035cm">
            <text:p text:style-name="P1"><text:span text:style-name="T3">EVAL /LAMBD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5" draw:layer="layout" svg:width="0.507cm" svg:height="0.507cm" svg:x="1.356cm" svg:y="19.035cm" svg:viewBox="0 0 508 508" draw:points="508,508 508,0 0,508">
            <text:p/>
          </draw:polygon>
          <draw:custom-shape draw:style-name="gr309" draw:text-style-name="P6" draw:layer="layout" svg:width="4.445cm" svg:height="3.572cm" svg:x="1.357cm" svg:y="19.54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0" draw:text-style-name="P4" draw:layer="layout" svg:width="3.937cm" svg:height="0.508cm" svg:x="11.062cm" svg:y="19.035cm">
            <text:p text:style-name="P1"><text:span text:style-name="T3">SPLIT / SOUS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1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312" draw:text-style-name="P6" draw:layer="layout" svg:width="4.445cm" svg:height="3.572cm" svg:x="10.555cm" svg:y="19.543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3" draw:text-style-name="P4" draw:layer="layout" svg:width="3.937cm" svg:height="0.508cm" svg:x="15.635cm" svg:y="19.036cm">
            <text:p text:style-name="P1"><text:span text:style-name="T3">INTERS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4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315" draw:text-style-name="P6" draw:layer="layout" svg:width="4.445cm" svg:height="3.571cm" svg:x="15.128cm" svg:y="19.544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6" draw:text-style-name="P4" draw:layer="layout" svg:width="3.937cm" svg:height="0.508cm" svg:x="6.465cm" svg:y="24.241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7" draw:text-style-name="P5" draw:layer="layout" svg:width="0.507cm" svg:height="0.507cm" svg:x="5.957cm" svg:y="24.241cm" svg:viewBox="0 0 508 508" draw:points="508,508 508,0 0,508">
            <text:p/>
          </draw:polygon>
          <draw:custom-shape draw:style-name="gr318" draw:text-style-name="P6" draw:layer="layout" svg:width="4.445cm" svg:height="3.573cm" svg:x="5.958cm" svg:y="24.749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19" draw:text-style-name="P4" draw:layer="layout" svg:width="3.937cm" svg:height="0.508cm" svg:x="1.865cm" svg:y="24.242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0" draw:text-style-name="P5" draw:layer="layout" svg:width="0.507cm" svg:height="0.507cm" svg:x="1.357cm" svg:y="24.242cm" svg:viewBox="0 0 508 508" draw:points="508,508 508,0 0,508">
            <text:p/>
          </draw:polygon>
          <draw:custom-shape draw:style-name="gr321" draw:text-style-name="P6" draw:layer="layout" svg:width="4.445cm" svg:height="3.572cm" svg:x="1.358cm" svg:y="24.7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22" draw:text-style-name="P4" draw:layer="layout" svg:width="3.937cm" svg:height="0.508cm" svg:x="11.063cm" svg:y="24.242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3" draw:text-style-name="P5" draw:layer="layout" svg:width="0.507cm" svg:height="0.507cm" svg:x="10.555cm" svg:y="24.242cm" svg:viewBox="0 0 508 508" draw:points="508,508 508,0 0,508">
            <text:p/>
          </draw:polygon>
          <draw:custom-shape draw:style-name="gr324" draw:text-style-name="P6" draw:layer="layout" svg:width="4.445cm" svg:height="3.572cm" svg:x="10.556cm" svg:y="24.75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25" draw:text-style-name="P4" draw:layer="layout" svg:width="3.937cm" svg:height="0.508cm" svg:x="15.636cm" svg:y="24.243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26" draw:text-style-name="P5" draw:layer="layout" svg:width="0.507cm" svg:height="0.507cm" svg:x="15.128cm" svg:y="24.243cm" svg:viewBox="0 0 508 508" draw:points="508,508 508,0 0,508">
            <text:p/>
          </draw:polygon>
          <draw:custom-shape draw:style-name="gr327" draw:text-style-name="P6" draw:layer="layout" svg:width="4.445cm" svg:height="3.571cm" svg:x="15.129cm" svg:y="24.751cm"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7" draw:layer="layout" svg:width="3.474cm" svg:height="0.705cm" svg:x="1.254cm" svg:y="2.751cm">
          <draw:text-box>
            <text:p text:style-name="P1"><text:span text:style-name="T4">OPEN / CLOSE</text:span></text:p>
          </draw:text-box>
        </draw:frame>
        <draw:frame draw:style-name="gr63" draw:text-style-name="P7" draw:layer="layout" svg:width="7.157cm" svg:height="0.705cm" svg:x="1.336cm" svg:y="7.788cm">
          <draw:text-box>
            <text:p text:style-name="P1"><text:span text:style-name="T4">LIST ALL / FIND / RANGE</text:span></text:p>
          </draw:text-box>
        </draw:frame>
        <draw:frame draw:style-name="gr63" draw:text-style-name="P7" draw:layer="layout" svg:width="6.776cm" svg:height="0.705cm" svg:x="1.336cm" svg:y="12.869cm">
          <draw:text-box>
            <text:p text:style-name="P1"><text:span text:style-name="T4">READ AND EDIT (CRUD)</text:span></text:p>
          </draw:text-box>
        </draw:frame>
        <draw:frame draw:style-name="gr63" draw:text-style-name="P7" draw:layer="layout" svg:width="3.474cm" svg:height="0.705cm" svg:x="1.381cm" svg:y="18.202cm">
          <draw:text-box>
            <text:p text:style-name="P1"><text:span text:style-name="T4">TRANSFORM</text:span></text:p>
          </draw:text-box>
        </draw:frame>
        <draw:frame draw:style-name="gr63" draw:text-style-name="P7" draw:layer="layout" svg:width="6.776cm" svg:height="0.705cm" svg:x="1.463cm" svg:y="23.352cm">
          <draw:text-box>
            <text:p text:style-name="P1"><text:span text:style-name="T4">MODULARIZE AND CLONE</text:span></text:p>
          </draw:text-box>
        </draw:frame>
        <draw:g draw:name="Clear and clean logo">
          <svg:title>Clear and Sane logo</svg:title>
          <svg:desc>logotype</svg:desc>
          <draw:custom-shape draw:style-name="gr328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9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1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  <draw:page draw:name="page6" draw:style-name="dp1" draw:master-page-name="Default">
        <draw:rect draw:style-name="gr332" draw:text-style-name="P2" draw:layer="layout" svg:width="19cm" svg:height="0.762cm" svg:x="1cm" svg:y="1.027cm">
          <text:p text:style-name="P1"><text:span text:style-name="T1">PROGRAMMING LANGUAGE REFERENCE CARD</text:span></text:p>
        </draw:rect>
        <draw:rect draw:style-name="gr333" draw:text-style-name="P3" draw:layer="layout" svg:width="19cm" svg:height="0.762cm" svg:x="1cm" svg:y="1.762cm">
          <text:p text:style-name="P1"><text:span text:style-name="T2">PART 6 : BASIC MODULE OPERATIONS ( extension, plugin, driver, etc.)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34" draw:text-style-name="P4" draw:layer="layout" svg:width="3.937cm" svg:height="0.508cm" svg:x="6.461cm" svg:y="3.396cm">
            <text:p text:style-name="P1"><text:span text:style-name="T3">OPEN CONNEX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35" draw:text-style-name="P5" draw:layer="layout" svg:width="0.507cm" svg:height="0.507cm" svg:x="5.953cm" svg:y="3.396cm" svg:viewBox="0 0 508 508" draw:points="508,508 508,0 0,508">
            <text:p/>
          </draw:polygon>
          <draw:custom-shape draw:style-name="gr336" draw:text-style-name="P6" draw:layer="layout" svg:width="4.445cm" svg:height="3.573cm" svg:x="5.954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37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38" draw:text-style-name="P5" draw:layer="layout" svg:width="0.507cm" svg:height="0.507cm" svg:x="1.353cm" svg:y="3.397cm" svg:viewBox="0 0 508 508" draw:points="508,508 508,0 0,508">
            <text:p/>
          </draw:polygon>
          <draw:custom-shape draw:style-name="gr339" draw:text-style-name="P6" draw:layer="layout" svg:width="4.445cm" svg:height="3.572cm" svg:x="1.354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0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1" draw:text-style-name="P5" draw:layer="layout" svg:width="0.507cm" svg:height="0.507cm" svg:x="10.551cm" svg:y="3.397cm" svg:viewBox="0 0 508 508" draw:points="508,508 508,0 0,508">
            <text:p/>
          </draw:polygon>
          <draw:custom-shape draw:style-name="gr342" draw:text-style-name="P6" draw:layer="layout" svg:width="4.445cm" svg:height="3.572cm" svg:x="10.552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3" draw:text-style-name="P4" draw:layer="layout" svg:width="3.937cm" svg:height="0.508cm" svg:x="15.632cm" svg:y="3.398cm">
            <text:p text:style-name="P1"><text:span text:style-name="T3">ERRORS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4" draw:text-style-name="P5" draw:layer="layout" svg:width="0.507cm" svg:height="0.507cm" svg:x="15.124cm" svg:y="3.398cm" svg:viewBox="0 0 508 508" draw:points="508,508 508,0 0,508">
            <text:p/>
          </draw:polygon>
          <draw:custom-shape draw:style-name="gr345" draw:text-style-name="P6" draw:layer="layout" svg:width="4.445cm" svg:height="3.571cm" svg:x="15.125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6" draw:text-style-name="P4" draw:layer="layout" svg:width="3.937cm" svg:height="0.508cm" svg:x="6.462cm" svg:y="8.62cm">
            <text:p text:style-name="P1"><text:span text:style-name="T3">SEAR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47" draw:text-style-name="P5" draw:layer="layout" svg:width="0.507cm" svg:height="0.507cm" svg:x="5.954cm" svg:y="8.62cm" svg:viewBox="0 0 508 508" draw:points="508,508 508,0 0,508">
            <text:p/>
          </draw:polygon>
          <draw:custom-shape draw:style-name="gr348" draw:text-style-name="P6" draw:layer="layout" svg:width="4.445cm" svg:height="3.573cm" svg:x="5.955cm" svg:y="9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49" draw:text-style-name="P4" draw:layer="layout" svg:width="3.937cm" svg:height="0.508cm" svg:x="1.862cm" svg:y="8.621cm">
            <text:p text:style-name="P1"><text:span text:style-name="T3">LIST VIEW / <text:s/>PAGIN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0" draw:text-style-name="P5" draw:layer="layout" svg:width="0.507cm" svg:height="0.507cm" svg:x="1.354cm" svg:y="8.621cm" svg:viewBox="0 0 508 508" draw:points="508,508 508,0 0,508">
            <text:p/>
          </draw:polygon>
          <draw:custom-shape draw:style-name="gr351" draw:text-style-name="P6" draw:layer="layout" svg:width="4.445cm" svg:height="3.572cm" svg:x="1.355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52" draw:text-style-name="P4" draw:layer="layout" svg:width="3.937cm" svg:height="0.508cm" svg:x="11.06cm" svg:y="8.621cm">
            <text:p text:style-name="P1"><text:span text:style-name="T3">FILTER / SCO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3" draw:text-style-name="P5" draw:layer="layout" svg:width="0.507cm" svg:height="0.507cm" svg:x="10.552cm" svg:y="8.621cm" svg:viewBox="0 0 508 508" draw:points="508,508 508,0 0,508">
            <text:p/>
          </draw:polygon>
          <draw:custom-shape draw:style-name="gr354" draw:text-style-name="P6" draw:layer="layout" svg:width="4.445cm" svg:height="3.572cm" svg:x="10.553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55" draw:text-style-name="P4" draw:layer="layout" svg:width="3.937cm" svg:height="0.508cm" svg:x="15.633cm" svg:y="8.622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6" draw:text-style-name="P5" draw:layer="layout" svg:width="0.507cm" svg:height="0.507cm" svg:x="15.125cm" svg:y="8.622cm" svg:viewBox="0 0 508 508" draw:points="508,508 508,0 0,508">
            <text:p/>
          </draw:polygon>
          <draw:custom-shape draw:style-name="gr357" draw:text-style-name="P6" draw:layer="layout" svg:width="4.445cm" svg:height="3.571cm" svg:x="15.126cm" svg:y="9.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58" draw:text-style-name="P4" draw:layer="layout" svg:width="3.937cm" svg:height="0.508cm" svg:x="6.463cm" svg:y="13.827cm">
            <text:p text:style-name="P1"><text:span text:style-name="T3">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59" draw:text-style-name="P5" draw:layer="layout" svg:width="0.507cm" svg:height="0.507cm" svg:x="5.955cm" svg:y="13.827cm" svg:viewBox="0 0 508 508" draw:points="508,508 508,0 0,508">
            <text:p/>
          </draw:polygon>
          <draw:custom-shape draw:style-name="gr360" draw:text-style-name="P6" draw:layer="layout" svg:width="4.445cm" svg:height="3.573cm" svg:x="5.956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1" draw:text-style-name="P4" draw:layer="layout" svg:width="3.937cm" svg:height="0.508cm" svg:x="1.863cm" svg:y="13.828cm">
            <text:p text:style-name="P1"><text:span text:style-name="T3">READ / SH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62" draw:text-style-name="P5" draw:layer="layout" svg:width="0.507cm" svg:height="0.507cm" svg:x="1.355cm" svg:y="13.828cm" svg:viewBox="0 0 508 508" draw:points="508,508 508,0 0,508">
            <text:p/>
          </draw:polygon>
          <draw:custom-shape draw:style-name="gr363" draw:text-style-name="P6" draw:layer="layout" svg:width="4.445cm" svg:height="3.572cm" svg:x="1.356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4" draw:text-style-name="P4" draw:layer="layout" svg:width="3.937cm" svg:height="0.508cm" svg:x="11.061cm" svg:y="13.828cm">
            <text:p text:style-name="P1"><text:span text:style-name="T3">EDIT / 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65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366" draw:text-style-name="P6" draw:layer="layout" svg:width="4.445cm" svg:height="3.572cm" svg:x="10.554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67" draw:text-style-name="P4" draw:layer="layout" svg:width="3.937cm" svg:height="0.508cm" svg:x="15.634cm" svg:y="13.829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68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369" draw:text-style-name="P6" draw:layer="layout" svg:width="4.445cm" svg:height="3.571cm" svg:x="15.127cm" svg:y="14.3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0" draw:text-style-name="P4" draw:layer="layout" svg:width="3.937cm" svg:height="0.508cm" svg:x="6.464cm" svg:y="19.034cm">
            <text:p text:style-name="P1"><text:span text:style-name="T3">JO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1" draw:text-style-name="P5" draw:layer="layout" svg:width="0.507cm" svg:height="0.507cm" svg:x="5.956cm" svg:y="19.034cm" svg:viewBox="0 0 508 508" draw:points="508,508 508,0 0,508">
            <text:p/>
          </draw:polygon>
          <draw:custom-shape draw:style-name="gr372" draw:text-style-name="P6" draw:layer="layout" svg:width="4.445cm" svg:height="3.573cm" svg:x="5.957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3" draw:text-style-name="P4" draw:layer="layout" svg:width="3.937cm" svg:height="0.508cm" svg:x="1.864cm" svg:y="19.035cm">
            <text:p text:style-name="P1"><text:span text:style-name="T3">EVAL /LAMBD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4" draw:text-style-name="P5" draw:layer="layout" svg:width="0.507cm" svg:height="0.507cm" svg:x="1.356cm" svg:y="19.035cm" svg:viewBox="0 0 508 508" draw:points="508,508 508,0 0,508">
            <text:p/>
          </draw:polygon>
          <draw:custom-shape draw:style-name="gr375" draw:text-style-name="P6" draw:layer="layout" svg:width="4.445cm" svg:height="3.572cm" svg:x="1.357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6" draw:text-style-name="P4" draw:layer="layout" svg:width="3.937cm" svg:height="0.508cm" svg:x="11.062cm" svg:y="19.035cm">
            <text:p text:style-name="P1"><text:span text:style-name="T3">SPLIT / SOUS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77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378" draw:text-style-name="P6" draw:layer="layout" svg:width="4.445cm" svg:height="3.572cm" svg:x="10.555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79" draw:text-style-name="P4" draw:layer="layout" svg:width="3.937cm" svg:height="0.508cm" svg:x="15.635cm" svg:y="19.036cm">
            <text:p text:style-name="P1"><text:span text:style-name="T3">INTERS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0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381" draw:text-style-name="P6" draw:layer="layout" svg:width="4.445cm" svg:height="3.571cm" svg:x="15.128cm" svg:y="1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82" draw:text-style-name="P4" draw:layer="layout" svg:width="3.937cm" svg:height="0.508cm" svg:x="6.465cm" svg:y="24.241cm">
            <text:p text:style-name="P1"><text:span text:style-name="T3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3" draw:text-style-name="P5" draw:layer="layout" svg:width="0.507cm" svg:height="0.507cm" svg:x="5.957cm" svg:y="24.241cm" svg:viewBox="0 0 508 508" draw:points="508,508 508,0 0,508">
            <text:p/>
          </draw:polygon>
          <draw:custom-shape draw:style-name="gr384" draw:text-style-name="P6" draw:layer="layout" svg:width="4.445cm" svg:height="3.573cm" svg:x="5.958cm" svg:y="24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85" draw:text-style-name="P4" draw:layer="layout" svg:width="3.937cm" svg:height="0.508cm" svg:x="1.865cm" svg:y="24.242cm">
            <text:p text:style-name="P1"><text:span text:style-name="T3">DEF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6" draw:text-style-name="P5" draw:layer="layout" svg:width="0.507cm" svg:height="0.507cm" svg:x="1.357cm" svg:y="24.242cm" svg:viewBox="0 0 508 508" draw:points="508,508 508,0 0,508">
            <text:p/>
          </draw:polygon>
          <draw:custom-shape draw:style-name="gr387" draw:text-style-name="P6" draw:layer="layout" svg:width="4.445cm" svg:height="3.572cm" svg:x="1.358cm" svg:y="2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88" draw:text-style-name="P4" draw:layer="layout" svg:width="3.937cm" svg:height="0.508cm" svg:x="11.063cm" svg:y="24.242cm">
            <text:p text:style-name="P1"><text:span text:style-name="T3">CA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9" draw:text-style-name="P5" draw:layer="layout" svg:width="0.507cm" svg:height="0.507cm" svg:x="10.555cm" svg:y="24.242cm" svg:viewBox="0 0 508 508" draw:points="508,508 508,0 0,508">
            <text:p/>
          </draw:polygon>
          <draw:custom-shape draw:style-name="gr390" draw:text-style-name="P6" draw:layer="layout" svg:width="4.445cm" svg:height="3.572cm" svg:x="10.556cm" svg:y="2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391" draw:text-style-name="P4" draw:layer="layout" svg:width="3.937cm" svg:height="0.508cm" svg:x="15.636cm" svg:y="24.243cm">
            <text:p text:style-name="P1"><text:span text:style-name="T3">OVER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2" draw:text-style-name="P5" draw:layer="layout" svg:width="0.507cm" svg:height="0.507cm" svg:x="15.128cm" svg:y="24.243cm" svg:viewBox="0 0 508 508" draw:points="508,508 508,0 0,508">
            <text:p/>
          </draw:polygon>
          <draw:custom-shape draw:style-name="gr393" draw:text-style-name="P6" draw:layer="layout" svg:width="4.445cm" svg:height="3.571cm" svg:x="15.129cm" svg:y="24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7" draw:layer="layout" svg:width="3.474cm" svg:height="0.705cm" svg:x="1.254cm" svg:y="2.751cm">
          <draw:text-box>
            <text:p text:style-name="P1"><text:span text:style-name="T4">OPEN / CLOSE</text:span></text:p>
          </draw:text-box>
        </draw:frame>
        <draw:frame draw:style-name="gr63" draw:text-style-name="P17" draw:layer="layout" svg:width="7.157cm" svg:height="0.705cm" svg:x="1.336cm" svg:y="7.788cm">
          <draw:text-box>
            <text:p text:style-name="P1"><text:span text:style-name="T4">LIST ALL / FIND / RANGE</text:span></text:p>
          </draw:text-box>
        </draw:frame>
        <draw:frame draw:style-name="gr63" draw:text-style-name="P17" draw:layer="layout" svg:width="6.776cm" svg:height="0.705cm" svg:x="1.336cm" svg:y="12.869cm">
          <draw:text-box>
            <text:p text:style-name="P1"><text:span text:style-name="T4">READ AND EDIT (CRUD)</text:span></text:p>
          </draw:text-box>
        </draw:frame>
        <draw:frame draw:style-name="gr63" draw:text-style-name="P17" draw:layer="layout" svg:width="3.474cm" svg:height="0.705cm" svg:x="1.381cm" svg:y="18.202cm">
          <draw:text-box>
            <text:p text:style-name="P1"><text:span text:style-name="T4">TRANSFORM</text:span></text:p>
          </draw:text-box>
        </draw:frame>
        <draw:frame draw:style-name="gr63" draw:text-style-name="P17" draw:layer="layout" svg:width="6.776cm" svg:height="0.705cm" svg:x="1.463cm" svg:y="23.352cm">
          <draw:text-box>
            <text:p text:style-name="P1"><text:span text:style-name="T4">MODULARIZE AND CLONE</text:span></text:p>
          </draw:text-box>
        </draw:frame>
        <draw:g draw:name="Clear and clean logo">
          <svg:title>Clear and Sane logo</svg:title>
          <svg:desc>logotype</svg:desc>
          <draw:custom-shape draw:style-name="gr394" draw:text-style-name="P8" draw:layer="layout" svg:width="1.524cm" svg:height="0.786cm" svg:x="2.76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5" draw:text-style-name="P9" draw:layer="layout" svg:width="1.524cm" svg:height="0.786cm" svg:x="2.76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6" draw:text-style-name="P10" draw:layer="layout" svg:width="0.356cm" svg:height="0.356cm" svg:x="3.35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7" draw:text-style-name="P12" draw:layer="layout" svg:width="2.047cm" svg:height="0.607cm" svg:x="2.543cm" svg:y="2.44cm">
            <draw:text-box>
              <text:p text:style-name="P11"><text:span text:style-name="T8">Framework</text:span></text:p>
            </draw:text-box>
          </draw:frame>
        </draw:g>
      </draw:page>
      <draw:page draw:name="page7" draw:style-name="dp1" draw:master-page-name="Default">
        <draw:rect draw:style-name="gr398" draw:text-style-name="P2" draw:layer="layout" svg:width="19cm" svg:height="0.762cm" svg:x="1cm" svg:y="1.027cm">
          <text:p text:style-name="P1"><text:span text:style-name="T1">DATABASE REFERENCE CARD</text:span></text:p>
        </draw:rect>
        <draw:rect draw:style-name="gr399" draw:text-style-name="P3" draw:layer="layout" svg:width="19cm" svg:height="0.762cm" svg:x="1cm" svg:y="1.762cm">
          <text:p text:style-name="P1"><text:span text:style-name="T2">PART 7 : DATABASE OPERATIONS BY A SCRIPT LANGUAGE</text:span></text:p>
        </draw:rect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0" draw:text-style-name="P4" draw:layer="layout" svg:width="3.937cm" svg:height="0.508cm" svg:x="6.461cm" svg:y="3.396cm">
            <text:p text:style-name="P1"><text:span text:style-name="T3">OPEN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1" draw:text-style-name="P5" draw:layer="layout" svg:width="0.507cm" svg:height="0.507cm" svg:x="5.953cm" svg:y="3.396cm" svg:viewBox="0 0 508 508" draw:points="508,508 508,0 0,508">
            <text:p/>
          </draw:polygon>
          <draw:custom-shape draw:style-name="gr402" draw:text-style-name="P6" draw:layer="layout" svg:width="4.445cm" svg:height="3.573cm" svg:x="5.954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3" draw:text-style-name="P4" draw:layer="layout" svg:width="3.937cm" svg:height="0.508cm" svg:x="1.861cm" svg:y="3.397cm">
            <text:p text:style-name="P1"><text:span text:style-name="T3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4" draw:text-style-name="P5" draw:layer="layout" svg:width="0.507cm" svg:height="0.507cm" svg:x="1.353cm" svg:y="3.397cm" svg:viewBox="0 0 508 508" draw:points="508,508 508,0 0,508">
            <text:p/>
          </draw:polygon>
          <draw:custom-shape draw:style-name="gr405" draw:text-style-name="P6" draw:layer="layout" svg:width="4.445cm" svg:height="3.572cm" svg:x="1.354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6" draw:text-style-name="P4" draw:layer="layout" svg:width="3.937cm" svg:height="0.508cm" svg:x="11.059cm" svg:y="3.397cm">
            <text:p text:style-name="P1"><text:span text:style-name="T3">CLOSE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07" draw:text-style-name="P5" draw:layer="layout" svg:width="0.507cm" svg:height="0.507cm" svg:x="10.551cm" svg:y="3.397cm" svg:viewBox="0 0 508 508" draw:points="508,508 508,0 0,508">
            <text:p/>
          </draw:polygon>
          <draw:custom-shape draw:style-name="gr408" draw:text-style-name="P6" draw:layer="layout" svg:width="4.445cm" svg:height="3.572cm" svg:x="10.552cm" svg:y="3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09" draw:text-style-name="P4" draw:layer="layout" svg:width="3.937cm" svg:height="0.508cm" svg:x="15.632cm" svg:y="3.398cm">
            <text:p text:style-name="P1"><text:span text:style-name="T3">ERROR CONNEX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0" draw:text-style-name="P5" draw:layer="layout" svg:width="0.507cm" svg:height="0.507cm" svg:x="15.124cm" svg:y="3.398cm" svg:viewBox="0 0 508 508" draw:points="508,508 508,0 0,508">
            <text:p/>
          </draw:polygon>
          <draw:custom-shape draw:style-name="gr411" draw:text-style-name="P6" draw:layer="layout" svg:width="4.445cm" svg:height="3.571cm" svg:x="15.125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12" draw:text-style-name="P4" draw:layer="layout" svg:width="3.937cm" svg:height="0.508cm" svg:x="6.462cm" svg:y="8.62cm">
            <text:p text:style-name="P1"><text:span text:style-name="T3">DROP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3" draw:text-style-name="P5" draw:layer="layout" svg:width="0.507cm" svg:height="0.507cm" svg:x="5.954cm" svg:y="8.62cm" svg:viewBox="0 0 508 508" draw:points="508,508 508,0 0,508">
            <text:p/>
          </draw:polygon>
          <draw:custom-shape draw:style-name="gr414" draw:text-style-name="P6" draw:layer="layout" svg:width="4.445cm" svg:height="3.573cm" svg:x="5.955cm" svg:y="9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15" draw:text-style-name="P4" draw:layer="layout" svg:width="3.937cm" svg:height="0.508cm" svg:x="1.862cm" svg:y="8.621cm">
            <text:p text:style-name="P1"><text:span text:style-name="T3">CREATE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6" draw:text-style-name="P5" draw:layer="layout" svg:width="0.507cm" svg:height="0.507cm" svg:x="1.354cm" svg:y="8.621cm" svg:viewBox="0 0 508 508" draw:points="508,508 508,0 0,508">
            <text:p/>
          </draw:polygon>
          <draw:custom-shape draw:style-name="gr417" draw:text-style-name="P6" draw:layer="layout" svg:width="4.445cm" svg:height="3.572cm" svg:x="1.355cm" svg:y="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18" draw:text-style-name="P4" draw:layer="layout" svg:width="3.937cm" svg:height="0.508cm" svg:x="11.06cm" svg:y="8.621cm">
            <text:p text:style-name="P1"><text:span text:style-name="T3">IDENTIFI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19" draw:text-style-name="P5" draw:layer="layout" svg:width="0.507cm" svg:height="0.507cm" svg:x="10.552cm" svg:y="8.621cm" svg:viewBox="0 0 508 508" draw:points="508,508 508,0 0,508">
            <text:p/>
          </draw:polygon>
          <draw:custom-shape draw:style-name="gr420" draw:text-style-name="P6" draw:layer="layout" svg:width="4.445cm" svg:height="3.572cm" svg:x="10.553cm" svg:y="9.129cm">
            <text:p text:style-name="P15"><text:span text:style-name="T10">Primary key :</text:span></text:p>
            <text:p text:style-name="P15"><text:span text:style-name="T9"><text:s/></text:span></text:p>
            <text:p text:style-name="P15"><text:span text:style-name="T10">Stranger key :</text:span><text:span text:style-name="T9"> </text:span></text:p>
            <text:p text:style-name="P15"><text:span text:style-name="T9"/></text:p>
            <text:p text:style-name="P15"><text:span text:style-name="T10">Indexed key :</text:span><text:span text:style-name="T9"> 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1" draw:text-style-name="P4" draw:layer="layout" svg:width="3.937cm" svg:height="0.508cm" svg:x="15.633cm" svg:y="8.622cm">
            <text:p text:style-name="P1"><text:span text:style-name="T3">AGGREGATE FUN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2" draw:text-style-name="P5" draw:layer="layout" svg:width="0.507cm" svg:height="0.507cm" svg:x="15.125cm" svg:y="8.622cm" svg:viewBox="0 0 508 508" draw:points="508,508 508,0 0,508">
            <text:p/>
          </draw:polygon>
          <draw:custom-shape draw:style-name="gr423" draw:text-style-name="P6" draw:layer="layout" svg:width="4.445cm" svg:height="3.673cm" svg:x="15.126cm" svg:y="9.13cm">
            <text:p text:style-name="P15"><text:span text:style-name="T10">Sum :</text:span><text:span text:style-name="T9"> </text:span></text:p>
            <text:p text:style-name="P15"><text:span text:style-name="T9"/></text:p>
            <text:p text:style-name="P15"><text:span text:style-name="T10">Max :</text:span><text:span text:style-name="T9"> </text:span></text:p>
            <text:p text:style-name="P15"><text:span text:style-name="T9"/></text:p>
            <text:p text:style-name="P15"><text:span text:style-name="T10">Min :</text:span><text:span text:style-name="T9"> </text:span></text:p>
            <text:p text:style-name="P15"><text:span text:style-name="T9"/></text:p>
            <text:p text:style-name="P15"><text:span text:style-name="T10">Medium :</text:span><text:span text:style-name="T9"> </text:span></text:p>
            <text:p text:style-name="P15"><text:span text:style-name="T9"/></text:p>
            <text:p text:style-name="P15"><text:span text:style-name="T10">Average :</text:span><text:span text:style-name="T9"> </text:span></text:p>
            <text:p text:style-name="P15"><text:span text:style-name="T9"/></text:p>
            <text:p text:style-name="P15"><text:span text:style-name="T10">Count 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4" draw:text-style-name="P4" draw:layer="layout" svg:width="3.937cm" svg:height="0.508cm" svg:x="6.463cm" svg:y="13.827cm">
            <text:p text:style-name="P1"><text:span text:style-name="T3">ONE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5" draw:text-style-name="P5" draw:layer="layout" svg:width="0.507cm" svg:height="0.507cm" svg:x="5.955cm" svg:y="13.827cm" svg:viewBox="0 0 508 508" draw:points="508,508 508,0 0,508">
            <text:p/>
          </draw:polygon>
          <draw:custom-shape draw:style-name="gr426" draw:text-style-name="P6" draw:layer="layout" svg:width="4.445cm" svg:height="3.573cm" svg:x="5.956cm" svg:y="14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27" draw:text-style-name="P4" draw:layer="layout" svg:width="3.937cm" svg:height="0.508cm" svg:x="1.863cm" svg:y="13.828cm">
            <text:p text:style-name="P1"><text:span text:style-name="T3">ONE-TO-O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8" draw:text-style-name="P5" draw:layer="layout" svg:width="0.507cm" svg:height="0.507cm" svg:x="1.355cm" svg:y="13.828cm" svg:viewBox="0 0 508 508" draw:points="508,508 508,0 0,508">
            <text:p/>
          </draw:polygon>
          <draw:custom-shape draw:style-name="gr429" draw:text-style-name="P6" draw:layer="layout" svg:width="4.445cm" svg:height="3.572cm" svg:x="1.356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0" draw:text-style-name="P4" draw:layer="layout" svg:width="3.937cm" svg:height="0.508cm" svg:x="11.061cm" svg:y="13.828cm">
            <text:p text:style-name="P1"><text:span text:style-name="T3">MANY-TO-M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1" draw:text-style-name="P5" draw:layer="layout" svg:width="0.507cm" svg:height="0.507cm" svg:x="10.553cm" svg:y="13.828cm" svg:viewBox="0 0 508 508" draw:points="508,508 508,0 0,508">
            <text:p/>
          </draw:polygon>
          <draw:custom-shape draw:style-name="gr432" draw:text-style-name="P6" draw:layer="layout" svg:width="4.445cm" svg:height="3.572cm" svg:x="10.554cm" svg:y="1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3" draw:text-style-name="P4" draw:layer="layout" svg:width="3.937cm" svg:height="0.508cm" svg:x="15.634cm" svg:y="13.829cm">
            <text:p text:style-name="P1"><text:span text:style-name="T3">POLYMORPH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4" draw:text-style-name="P5" draw:layer="layout" svg:width="0.507cm" svg:height="0.507cm" svg:x="15.126cm" svg:y="13.829cm" svg:viewBox="0 0 508 508" draw:points="508,508 508,0 0,508">
            <text:p/>
          </draw:polygon>
          <draw:custom-shape draw:style-name="gr435" draw:text-style-name="P6" draw:layer="layout" svg:width="4.445cm" svg:height="3.571cm" svg:x="15.127cm" svg:y="14.3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6" draw:text-style-name="P4" draw:layer="layout" svg:width="3.937cm" svg:height="0.508cm" svg:x="6.464cm" svg:y="19.034cm">
            <text:p text:style-name="P1"><text:span text:style-name="T3">INSERT / ADD / CRE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7" draw:text-style-name="P5" draw:layer="layout" svg:width="0.507cm" svg:height="0.507cm" svg:x="5.956cm" svg:y="19.034cm" svg:viewBox="0 0 508 508" draw:points="508,508 508,0 0,508">
            <text:p/>
          </draw:polygon>
          <draw:custom-shape draw:style-name="gr438" draw:text-style-name="P6" draw:layer="layout" svg:width="4.445cm" svg:height="3.573cm" svg:x="5.957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39" draw:text-style-name="P4" draw:layer="layout" svg:width="3.937cm" svg:height="0.508cm" svg:x="1.864cm" svg:y="19.035cm">
            <text:p text:style-name="P1"><text:span text:style-name="T3">QUERY / FIND / 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0" draw:text-style-name="P5" draw:layer="layout" svg:width="0.507cm" svg:height="0.507cm" svg:x="1.356cm" svg:y="19.035cm" svg:viewBox="0 0 508 508" draw:points="508,508 508,0 0,508">
            <text:p/>
          </draw:polygon>
          <draw:custom-shape draw:style-name="gr441" draw:text-style-name="P6" draw:layer="layout" svg:width="4.445cm" svg:height="3.572cm" svg:x="1.357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42" draw:text-style-name="P4" draw:layer="layout" svg:width="3.937cm" svg:height="0.508cm" svg:x="11.062cm" svg:y="19.035cm">
            <text:p text:style-name="P1"><text:span text:style-name="T3">UP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3" draw:text-style-name="P5" draw:layer="layout" svg:width="0.507cm" svg:height="0.507cm" svg:x="10.554cm" svg:y="19.035cm" svg:viewBox="0 0 508 508" draw:points="508,508 508,0 0,508">
            <text:p/>
          </draw:polygon>
          <draw:custom-shape draw:style-name="gr444" draw:text-style-name="P6" draw:layer="layout" svg:width="4.445cm" svg:height="3.572cm" svg:x="10.555cm" svg:y="19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45" draw:text-style-name="P4" draw:layer="layout" svg:width="3.937cm" svg:height="0.508cm" svg:x="15.635cm" svg:y="19.036cm">
            <text:p text:style-name="P1"><text:span text:style-name="T3">DELETE / DESTR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6" draw:text-style-name="P5" draw:layer="layout" svg:width="0.507cm" svg:height="0.507cm" svg:x="15.127cm" svg:y="19.036cm" svg:viewBox="0 0 508 508" draw:points="508,508 508,0 0,508">
            <text:p/>
          </draw:polygon>
          <draw:custom-shape draw:style-name="gr447" draw:text-style-name="P6" draw:layer="layout" svg:width="4.445cm" svg:height="3.571cm" svg:x="15.128cm" svg:y="19.5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7" draw:layer="layout" svg:width="3.474cm" svg:height="0.705cm" svg:x="1.254cm" svg:y="2.751cm">
          <draw:text-box>
            <text:p text:style-name="P1"><text:span text:style-name="T4">DEPLOYMENT</text:span></text:p>
          </draw:text-box>
        </draw:frame>
        <draw:frame draw:style-name="gr63" draw:text-style-name="P17" draw:layer="layout" svg:width="5.887cm" svg:height="0.705cm" svg:x="1.336cm" svg:y="7.788cm">
          <draw:text-box>
            <text:p text:style-name="P1"><text:span text:style-name="T4">TABLE / COLLECTION</text:span></text:p>
          </draw:text-box>
        </draw:frame>
        <draw:frame draw:style-name="gr63" draw:text-style-name="P17" draw:layer="layout" svg:width="6.268cm" svg:height="0.705cm" svg:x="1.336cm" svg:y="12.869cm">
          <draw:text-box>
            <text:p text:style-name="P1"><text:span text:style-name="T4">RELATIONSHIPS</text:span></text:p>
          </draw:text-box>
        </draw:frame>
        <draw:frame draw:style-name="gr63" draw:text-style-name="P17" draw:layer="layout" svg:width="8.382cm" svg:height="0.705cm" svg:x="1.381cm" svg:y="18.202cm">
          <draw:text-box>
            <text:p text:style-name="P1"><text:span text:style-name="T4">ROW / RECORD / TUPLE / DOCUMENT</text:span></text:p>
          </draw:text-box>
        </draw:frame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48" draw:text-style-name="P4" draw:layer="layout" svg:width="3.937cm" svg:height="0.508cm" svg:x="6.463cm" svg:y="24.184cm">
            <text:p text:style-name="P1"><text:span text:style-name="T3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9" draw:text-style-name="P5" draw:layer="layout" svg:width="0.507cm" svg:height="0.507cm" svg:x="5.955cm" svg:y="24.184cm" svg:viewBox="0 0 508 508" draw:points="508,508 508,0 0,508">
            <text:p/>
          </draw:polygon>
          <draw:custom-shape draw:style-name="gr450" draw:text-style-name="P6" draw:layer="layout" svg:width="4.445cm" svg:height="3.573cm" svg:x="5.956cm" svg:y="24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1" draw:text-style-name="P4" draw:layer="layout" svg:width="3.937cm" svg:height="0.508cm" svg:x="1.863cm" svg:y="24.185cm">
            <text:p text:style-name="P1"><text:span text:style-name="T3">S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52" draw:text-style-name="P5" draw:layer="layout" svg:width="0.507cm" svg:height="0.507cm" svg:x="1.355cm" svg:y="24.185cm" svg:viewBox="0 0 508 508" draw:points="508,508 508,0 0,508">
            <text:p/>
          </draw:polygon>
          <draw:custom-shape draw:style-name="gr453" draw:text-style-name="P6" draw:layer="layout" svg:width="4.445cm" svg:height="3.572cm" svg:x="1.356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4" draw:text-style-name="P4" draw:layer="layout" svg:width="3.937cm" svg:height="0.508cm" svg:x="11.061cm" svg:y="24.185cm">
            <text:p text:style-name="P1"><text:span text:style-name="T3">LIMIT RECOR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55" draw:text-style-name="P5" draw:layer="layout" svg:width="0.507cm" svg:height="0.507cm" svg:x="10.553cm" svg:y="24.185cm" svg:viewBox="0 0 508 508" draw:points="508,508 508,0 0,508">
            <text:p/>
          </draw:polygon>
          <draw:custom-shape draw:style-name="gr456" draw:text-style-name="P6" draw:layer="layout" svg:width="4.445cm" svg:height="3.572cm" svg:x="10.554cm" svg:y="24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457" draw:text-style-name="P4" draw:layer="layout" svg:width="3.937cm" svg:height="0.508cm" svg:x="15.634cm" svg:y="24.186cm">
            <text:p text:style-name="P1"><text:span text:style-name="T3">PROJ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58" draw:text-style-name="P5" draw:layer="layout" svg:width="0.507cm" svg:height="0.507cm" svg:x="15.126cm" svg:y="24.186cm" svg:viewBox="0 0 508 508" draw:points="508,508 508,0 0,508">
            <text:p/>
          </draw:polygon>
          <draw:custom-shape draw:style-name="gr459" draw:text-style-name="P6" draw:layer="layout" svg:width="4.445cm" svg:height="3.571cm" svg:x="15.127cm" svg:y="24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3" draw:text-style-name="P17" draw:layer="layout" svg:width="9.188cm" svg:height="0.705cm" svg:x="1.337cm" svg:y="23.352cm">
          <draw:text-box>
            <text:p text:style-name="P1"><text:span text:style-name="T4">LIST WITH CONDITIONS AND FUNCTIONS</text:span></text:p>
          </draw:text-box>
        </draw:frame>
        <draw:g draw:name="Clear and clean logo">
          <svg:title>Clear and Sane logo</svg:title>
          <svg:desc>logotype</svg:desc>
          <draw:custom-shape draw:style-name="gr460" draw:text-style-name="P8" draw:layer="layout" svg:width="1.524cm" svg:height="0.786cm" svg:x="3.389cm" svg:y="0.976cm">
            <text:p text:style-name="P1"><text:span text:style-name="T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1" draw:text-style-name="P9" draw:layer="layout" svg:width="1.524cm" svg:height="0.786cm" svg:x="3.389cm" svg:y="1.738cm">
            <text:p text:style-name="P1"><text:span text:style-name="T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2" draw:text-style-name="P10" draw:layer="layout" svg:width="0.356cm" svg:height="0.356cm" svg:x="3.973cm" svg:y="1.572cm">
            <text:p text:style-name="P1"><text:span text:style-name="T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3" draw:text-style-name="P12" draw:layer="layout" svg:width="2.047cm" svg:height="0.607cm" svg:x="3.163cm" svg:y="2.44cm">
            <draw:text-box>
              <text:p text:style-name="P11"><text:span text:style-name="T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6:36:37.538000000</dc:date>
    <meta:editing-duration>PT8H31M30S</meta:editing-duration>
    <meta:editing-cycles>64</meta:editing-cycles>
    <meta:generator>LibreOffice/4.2.7.2$Windows_x86 LibreOffice_project/933c0aa564ec4f8883ed5732c866db48dca4dac5</meta:generator>
    <meta:document-statistic meta:object-count="644"/>
  </office:meta>
</office:document-meta>
</file>